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2.1673in"/>
    </style:style>
    <style:style style:name="co3" style:family="table-column">
      <style:table-column-properties fo:break-before="auto" style:column-width="3.6346in"/>
    </style:style>
    <style:style style:name="co4" style:family="table-column">
      <style:table-column-properties fo:break-before="auto" style:column-width="6.2035in"/>
    </style:style>
    <style:style style:name="co6" style:family="table-column">
      <style:table-column-properties fo:break-before="auto" style:column-width="4.1138in"/>
    </style:style>
    <style:style style:name="co7" style:family="table-column">
      <style:table-column-properties fo:break-before="auto" style:column-width="5.2429in"/>
    </style:style>
    <style:style style:name="co8" style:family="table-column">
      <style:table-column-properties fo:break-before="auto" style:column-width="5.1043in"/>
    </style:style>
    <style:style style:name="co9"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2.6634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0.6736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1.4402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3.5965in" fo:break-before="auto" style:use-optimal-row-height="true"/>
    </style:style>
    <style:style style:name="ro16" style:family="table-row">
      <style:table-row-properties style:row-height="0.3311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1.1291in" fo:break-before="auto" style:use-optimal-row-height="true"/>
    </style:style>
    <style:style style:name="ro19" style:family="table-row">
      <style:table-row-properties style:row-height="1.5957in" fo:break-before="auto" style:use-optimal-row-height="true"/>
    </style:style>
    <style:style style:name="ro20" style:family="table-row">
      <style:table-row-properties style:row-height="3.4098in" fo:break-before="auto" style:use-optimal-row-height="true"/>
    </style:style>
    <style:style style:name="ro21" style:family="table-row">
      <style:table-row-properties style:row-height="0.8909in" fo:break-before="auto" style:use-optimal-row-height="true"/>
    </style:style>
    <style:style style:name="ro22" style:family="table-row">
      <style:table-row-properties style:row-height="0.9839in" fo:break-before="auto" style:use-optimal-row-height="true"/>
    </style:style>
    <style:style style:name="ro23" style:family="table-row">
      <style:table-row-properties style:row-height="2.0835in" fo:break-before="auto" style:use-optimal-row-height="true"/>
    </style:style>
    <style:style style:name="ro24" style:family="table-row">
      <style:table-row-properties style:row-height="0.9736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0.4972in" fo:break-before="auto" style:use-optimal-row-height="true"/>
    </style:style>
    <style:style style:name="ro28" style:family="table-row">
      <style:table-row-properties style:row-height="4.0626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2.2382in" fo:break-before="auto" style:use-optimal-row-height="true"/>
    </style:style>
    <style:style style:name="ro31" style:family="table-row">
      <style:table-row-properties style:row-height="7.1929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3.2854in" fo:break-before="auto" style:use-optimal-row-height="true"/>
    </style:style>
    <style:style style:name="ro34" style:family="table-row">
      <style:table-row-properties style:row-height="2.5283in" fo:break-before="auto" style:use-optimal-row-height="true"/>
    </style:style>
    <style:style style:name="ro35" style:family="table-row">
      <style:table-row-properties style:row-height="0.245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fo:font-size="14pt" fo:language="en" fo:country="US" fo:font-weight="normal" style:font-name-asian="Arial" style:font-size-asian="14pt" style:language-asian="en" style:country-asian="US" style:font-weight-asian="normal" style:font-name-complex="Arial" style:font-size-complex="14pt" style:language-complex="en" style:country-complex="US" style:font-weight-complex="normal"/>
    </style:style>
    <style:style style:name="ce3"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4pt" style:font-size-asian="14pt" style:font-size-complex="14pt"/>
    </style:style>
    <style:style style:name="ce4" style:family="table-cell" style:parent-style-name="Default" style:data-style-name="N100">
      <style:table-cell-properties fo:wrap-option="wrap" fo:border="1.05pt solid #000000" fo:padding-bottom="0.0193in" fo:padding-left="0.0138in" fo:padding-right="0.0138in" fo:padding-top="0.0193in" style:vertical-align="top"/>
    </style:style>
    <style:style style:name="ce5"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fo:font-size="14pt" style:font-size-asian="14pt" style:font-size-complex="14pt"/>
    </style:style>
    <style:style style:name="ce6"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4pt" fo:language="en" fo:country="US" style:font-name-asian="Arial Unicode MS" style:font-size-asian="14pt" style:language-asian="en" style:country-asian="US" style:font-name-complex="Arial Unicode MS" style:font-size-complex="14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wrap-option="wrap"/>
    </style:style>
    <style:style style:name="ce9"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6pt" fo:font-weight="bold" style:font-size-asian="16pt" style:font-weight-asian="bold" style:font-size-complex="16pt" style:font-weight-complex="bold"/>
    </style:style>
    <style:style style:name="ce10"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6pt" style:font-size-asian="16pt" style:font-size-complex="16pt"/>
    </style:style>
    <style:style style:name="ce11"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4pt" fo:font-weight="bold" style:font-size-asian="14pt" style:font-weight-asian="bold" style:font-size-complex="14pt" style:font-weight-complex="bold"/>
    </style:style>
    <style:style style:name="ce12" style:family="table-cell" style:parent-style-name="Default" style:data-style-name="N100">
      <style:table-cell-properties fo:wrap-option="wrap" fo:padding-bottom="0.0193in" fo:padding-left="0.0138in" fo:padding-right="0.0138in" fo:padding-top="0.0193in"/>
      <style:text-properties fo:font-size="14pt" style:font-size-asian="14pt" style:font-size-complex="14pt"/>
    </style:style>
    <style:style style:name="ce13" style:family="table-cell" style:parent-style-name="Default">
      <style:table-cell-properties fo:wrap-option="wrap" fo:border="1.05pt solid #000000"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2pt" style:font-size-asian="12pt" style:font-size-complex="12pt"/>
    </style:style>
    <style:style style:name="ce15"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style:font-name-asian="Arial Unicode MS1" style:font-name-complex="Arial Unicode MS1"/>
    </style:style>
    <style:style style:name="ce16"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7" style:family="table-cell" style:parent-style-name="Default">
      <style:table-cell-properties fo:wrap-option="wrap" fo:border="1.05pt solid #000000"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1pt" style:font-name-asian="Arial Unicode MS" style:font-size-asian="11pt" style:font-name-complex="Arial Unicode MS" style:font-size-complex="6.25pt"/>
    </style:style>
    <style:style style:name="ce19" style:family="table-cell" style:parent-style-name="Default" style:data-style-name="N100">
      <style:table-cell-properties fo:wrap-option="wrap" fo:border="0.06pt solid #000000" fo:padding-bottom="0.0193in" fo:padding-left="0.0138in" fo:padding-right="0.0138in" fo:padding-top="0.0193in" style:vertical-align="top"/>
    </style:style>
    <style:style style:name="T1" style:family="text">
      <style:text-properties fo:font-size="14pt" style:font-size-asian="14pt" style:font-size-complex="14pt"/>
    </style:style>
    <style:style style:name="T2" style:family="text">
      <style:text-properties style:font-name="Arial Unicode MS" style:font-name-asian="Arial Unicode MS" style:font-size-asian="7pt" style:font-name-complex="Arial Unicode MS" style:font-size-complex="4pt"/>
    </style:style>
    <style:style style:name="T3" style:family="text">
      <style:text-properties style:font-name="Arial Unicode MS" fo:font-size="14pt" style:font-name-asian="Arial Unicode MS" style:font-size-asian="14pt" style:font-name-complex="Arial Unicode MS" style:font-size-complex="14pt"/>
    </style:style>
    <style:style style:name="T4" style:family="text">
      <style:text-properties style:font-name="Arial Unicode MS" fo:font-size="12pt" style:font-name-asian="Arial Unicode MS" style:font-size-asian="12pt" style:font-name-complex="Arial Unicode MS" style:font-size-complex="12pt"/>
    </style:style>
    <style:style style:name="T5"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6" style:family="text">
      <style:text-properties fo:font-size="12pt" style:font-size-asian="12pt" style:font-size-complex="12pt"/>
    </style:style>
    <style:style style:name="T7"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8" style:family="text">
      <style:text-properties style:font-name="Arial Unicode MS" fo:font-size="8pt" style:font-name-asian="Arial Unicode MS" style:font-size-asian="8pt" style:font-name-complex="Arial Unicode MS" style:font-size-complex="4.59999990463257pt"/>
    </style:style>
    <style:style style:name="T9" style:family="text">
      <style:text-properties fo:font-size="12pt"/>
    </style:style>
    <style:style style:name="T10" style:family="text">
      <style:text-properties fo:font-weight="normal" style:font-size-asian="14pt" style:font-weight-asian="normal" style:font-size-complex="14pt" style:font-weight-complex="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font-size-asian="14pt" style:font-size-complex="14pt"/>
    </style:style>
    <style:style style:name="T13" style:family="text">
      <style:text-properties style:font-name="Arial Unicode MS" fo:font-size="9.5pt" style:font-name-asian="Arial Unicode MS" style:font-size-asian="9.5pt" style:font-name-complex="Arial Unicode MS" style:font-size-complex="5.40000009536743pt"/>
    </style:style>
    <style:style style:name="T14" style:family="text">
      <style:text-properties style:font-name="Arial" fo:font-size="14pt" style:font-name-asian="Arial Unicode MS1" style:font-size-asian="14pt" style:font-name-complex="Arial Unicode MS1" style:font-size-complex="14pt"/>
    </style:style>
    <style:style style:name="T15" style:family="text">
      <style:text-properties style:font-name="Arial" fo:font-size="14pt" style:font-size-asian="14pt" style:font-size-complex="14pt"/>
    </style:style>
    <style:style style:name="T16" style:family="text">
      <style:text-properties fo:font-weight="normal" style:font-weight-asian="normal" style:font-weight-complex="normal"/>
    </style:style>
    <style:style style:name="T17" style:family="text">
      <style:text-properties style:font-name="Arial Unicode MS" fo:font-size="14pt" fo:font-weight="normal" style:font-name-asian="Arial Unicode MS" style:font-size-asian="14pt" style:font-weight-asian="normal" style:font-name-complex="Arial Unicode MS" style:font-size-complex="14pt" style:font-weight-complex="normal"/>
    </style:style>
    <style:style style:name="T18" style:family="text">
      <style:text-properties style:text-outline="false" style:text-line-through-style="none" style:font-name="Arial Unicode MS" fo:font-size="14pt" fo:font-style="normal" fo:text-shadow="none" style:text-underline-style="none" fo:font-weight="normal" style:font-name-asian="Arial Unicode MS" style:font-size-asian="14pt" style:font-style-asian="normal" style:font-weight-asian="normal" style:font-name-complex="Arial Unicode MS" style:font-size-complex="14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ize="14pt" fo:font-style="normal" fo:text-shadow="none" style:text-underline-style="none" fo:font-weight="bold" style:font-name-asian="Arial Unicode MS" style:font-size-asian="14pt" style:font-style-asian="normal" style:font-weight-asian="bold" style:font-name-complex="Arial Unicode MS" style:font-size-complex="14pt" style:font-style-complex="normal" style:font-weight-complex="bold" style:text-emphasize="none" style:text-overline-style="none" style:text-overline-color="font-color"/>
    </style:style>
    <style:style style:name="T20" style:family="text">
      <style:text-properties fo:font-weight="bold" style:font-size-asian="16pt" style:font-weight-asian="bold" style:font-size-complex="16pt" style:font-weight-complex="bold"/>
    </style:style>
    <style:style style:name="T21" style:family="text">
      <style:text-properties style:font-size-asian="16pt" style:font-size-complex="16pt"/>
    </style:style>
    <style:style style:name="T22" style:family="text">
      <style:text-properties style:font-name="Arial Unicode MS" fo:font-size="8pt" fo:font-weight="normal" style:font-name-asian="Arial Unicode MS" style:font-size-asian="8pt" style:font-weight-asian="normal" style:font-name-complex="Arial Unicode MS" style:font-size-complex="4.59999990463257pt" style:font-weight-complex="normal"/>
    </style:style>
    <style:style style:name="T23" style:family="text">
      <style:text-properties fo:font-size="12pt"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font-name-asian="Arial Unicode MS" style:font-size-asian="7pt" style:font-name-complex="Arial Unicode MS" style:font-size-complex="4pt"/>
    </style:style>
    <style:style style:name="T26" style:family="text">
      <style:text-properties fo:font-weight="bold" style:font-name-asian="Arial Unicode MS" style:font-size-asian="7pt" style:font-weight-asian="bold" style:font-name-complex="Arial Unicode MS" style:font-size-complex="4pt" style:font-weight-complex="bold"/>
    </style:style>
    <style:style style:name="T27" style:family="text">
      <style:text-properties fo:font-weight="normal" style:font-name-asian="Arial Unicode MS" style:font-size-asian="7pt" style:font-weight-asian="normal" style:font-name-complex="Arial Unicode MS" style:font-size-complex="4pt" style:font-weight-complex="normal"/>
    </style:style>
    <style:style style:name="T28" style:family="text">
      <style:text-properties style:font-name="Arial" fo:font-weight="bold" style:font-weight-asian="bold" style:font-weight-complex="bold"/>
    </style:style>
    <style:style style:name="T29" style:family="text">
      <style:text-properties style:font-name="Arial" fo:font-size="14pt" style:font-name-asian="Arial Unicode MS" style:font-size-asian="14pt" style:font-name-complex="Arial Unicode MS" style:font-size-complex="14pt"/>
    </style:style>
    <style:style style:name="T30" style:family="text">
      <style:text-properties style:font-name="Arial" fo:font-size="14pt" fo:font-weight="bold" style:font-name-asian="Arial Unicode MS" style:font-size-asian="14pt" style:font-weight-asian="bold" style:font-name-complex="Arial Unicode MS" style:font-size-complex="14pt" style:font-weight-complex="bold"/>
    </style:style>
    <style:style style:name="T31"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32" style:family="text">
      <style:text-properties style:font-name="Arial" fo:font-size="16pt" style:font-name-asian="Arial" style:font-size-asian="16pt" style:font-name-complex="Arial" style:font-size-complex="16pt"/>
    </style:style>
    <style:style style:name="T33" style:family="text">
      <style:text-properties style:font-name="Arial" fo:font-size="14pt" style:font-name-asian="Arial" style:font-size-asian="14pt" style:font-name-complex="Arial" style:font-size-complex="14pt"/>
    </style:style>
    <style:style style:name="T34" style:family="text">
      <style:text-properties style:font-weight-asian="bold" style:font-weight-complex="bold"/>
    </style:style>
    <style:style style:name="T35" style:family="text">
      <style:text-properties style:font-name="Arial" fo:font-size="14pt" fo:font-weight="normal" style:font-name-asian="Arial" style:font-size-asian="14pt" style:font-weight-asian="bold" style:font-name-complex="Arial" style:font-size-complex="14pt" style:font-weight-complex="bold"/>
    </style:style>
    <style:style style:name="T36" style:family="text">
      <style:text-properties style:font-name="Arial" fo:font-size="16pt" fo:font-weight="bold" style:font-name-asian="Arial" style:font-size-asian="16pt" style:font-weight-asian="bold" style:font-name-complex="Arial" style:font-size-complex="16pt" style:font-weight-complex="bold"/>
    </style:style>
    <style:style style:name="T37" style:family="text">
      <style:text-properties style:font-name="Arial Unicode MS" fo:font-weight="normal" style:font-name-asian="Arial Unicode MS" style:font-size-asian="14pt" style:font-weight-asian="normal" style:font-name-complex="Arial Unicode MS" style:font-size-complex="14pt" style:font-weight-complex="normal"/>
    </style:style>
    <style:style style:name="T38" style:family="text">
      <style:text-properties fo:font-weight="bold" style:font-size-asian="14pt" style:font-weight-asian="bold" style:font-size-complex="14pt" style:font-weight-complex="bold"/>
    </style:style>
    <style:style style:name="T39" style:family="text">
      <style:text-properties fo:font-size="16pt" fo:font-weight="bold" style:font-size-asian="16pt" style:font-weight-asian="bold" style:font-size-complex="16pt" style:font-weight-complex="bold"/>
    </style:style>
    <style:style style:name="T40" style:family="text">
      <style:text-properties style:font-name="Arial Unicode MS" fo:font-size="16pt" style:font-name-asian="Arial Unicode MS" style:font-size-asian="16pt" style:font-name-complex="Arial Unicode MS" style:font-size-complex="16pt"/>
    </style:style>
    <style:style style:name="T41" style:family="text">
      <style:text-properties style:font-name="Arial Unicode MS" fo:font-size="16pt" fo:font-weight="bold" style:font-name-asian="Arial Unicode MS" style:font-size-asian="16pt" style:font-weight-asian="bold" style:font-name-complex="Arial Unicode MS" style:font-size-complex="16pt" style:font-weight-complex="bold"/>
    </style:style>
    <style:style style:name="T42" style:family="text">
      <style:text-properties fo:font-size="16pt" style:font-size-asian="16pt" style:font-size-complex="16pt"/>
    </style:style>
    <style:style style:name="T43" style:family="text">
      <style:text-properties style:font-name="Arial" fo:font-size="16pt" fo:font-weight="bold" style:font-size-asian="16pt" style:font-weight-asian="bold" style:font-size-complex="16pt" style:font-weight-complex="bold"/>
    </style:style>
    <style:style style:name="T44" style:family="text">
      <style:text-properties style:font-name="Arial" fo:font-size="16pt" style:font-name-asian="Arial Unicode MS" style:font-size-asian="16pt" style:font-name-complex="Arial Unicode MS" style:font-size-complex="16pt"/>
    </style:style>
    <style:style style:name="T45" style:family="text">
      <style:text-properties style:font-name="Arial" fo:font-size="16pt" fo:font-weight="bold" style:font-name-asian="Arial Unicode MS" style:font-size-asian="16pt" style:font-weight-asian="bold" style:font-name-complex="Arial Unicode MS" style:font-size-complex="16pt" style:font-weight-complex="bold"/>
    </style:style>
    <style:style style:name="T46" style:family="text">
      <style:text-properties style:font-name="Arial" fo:font-size="16pt" style:font-size-asian="16pt" style:font-size-complex="16pt"/>
    </style:style>
    <style:style style:name="T47" style:family="text">
      <style:text-properties style:font-name="Arial" fo:font-size="16pt" fo:font-weight="normal" style:font-size-asian="16pt" style:font-weight-asian="normal" style:font-size-complex="16pt" style:font-weight-complex="normal"/>
    </style:style>
    <style:style style:name="T48" style:family="text">
      <style:text-properties fo:font-size="14pt" fo:font-weight="bold" style:font-size-asian="14pt" style:font-weight-asian="bold" style:font-size-complex="14pt" style:font-weight-complex="bold"/>
    </style:style>
    <style:style style:name="T49" style:family="text">
      <style:text-properties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T50" style:family="text">
      <style:text-properties fo:font-size="16pt" style:font-name-asian="Arial Unicode MS" style:font-size-asian="16pt" style:font-name-complex="Arial Unicode MS" style:font-size-complex="16pt"/>
    </style:style>
    <style:style style:name="T51" style:family="text">
      <style:text-properties fo:font-size="16pt" fo:font-weight="bold" style:font-name-asian="Arial Unicode MS" style:font-size-asian="16pt" style:font-weight-asian="bold" style:font-name-complex="Arial Unicode MS" style:font-size-complex="16pt" style:font-weight-complex="bold"/>
    </style:style>
    <style:style style:name="T52" style:family="text">
      <style:text-properties style:font-name="Arial" style:font-size-asian="14pt" style:font-size-complex="14pt"/>
    </style:style>
    <style:style style:name="T53" style:family="text">
      <style:text-properties style:font-name="Arial" style:font-size-asian="14pt" style:font-weight-asian="normal" style:font-size-complex="14pt" style:font-weight-complex="normal"/>
    </style:style>
    <style:style style:name="T54" style:family="text">
      <style:text-properties style:font-name="Arial" style:font-name-asian="Arial Unicode MS" style:font-size-asian="14pt" style:font-weight-asian="normal" style:font-name-complex="Arial Unicode MS" style:font-size-complex="14pt" style:font-weight-complex="normal"/>
    </style:style>
    <style:style style:name="T55" style:family="text">
      <style:text-properties style:text-outline="false" style:text-line-through-style="none" style:font-name="Arial" fo:font-style="normal" fo:text-shadow="none" style:text-underline-style="none"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fo:font-style="normal" fo:text-shadow="none" style:text-underline-style="none" style:font-name-asian="Arial" style:font-size-asian="11pt" style:font-style-asian="normal" style:font-weight-asian="bold" style:font-name-complex="Arial" style:font-size-complex="6.30000019073486pt" style:font-style-complex="normal" style:font-weight-complex="bold" style:text-emphasize="none" style:text-overline-style="none" style:text-overline-color="font-color"/>
    </style:style>
    <style:style style:name="T58" style:family="text">
      <style:text-properties style:font-name="Arial" style:font-size-asian="14pt" style:font-weight-asian="bold" style:font-size-complex="14pt" style:font-weight-complex="bold"/>
    </style:style>
    <style:style style:name="T59" style:family="text">
      <style:text-properties style:font-name="Arial Unicode MS" fo:font-size="16pt" fo:font-weight="normal" style:font-name-asian="Arial Unicode MS" style:font-size-asian="16pt" style:font-weight-asian="bold" style:font-name-complex="Arial Unicode MS" style:font-size-complex="16pt" style:font-weight-complex="bold"/>
    </style:style>
    <style:style style:name="T60" style:family="text">
      <style:text-properties fo:font-size="10pt" style:font-size-asian="10pt" style:font-size-complex="10pt"/>
    </style:style>
    <style:style style:name="T61" style:family="text">
      <style:text-properties fo:font-size="10pt" style:font-name-asian="Arial Unicode MS" style:font-size-asian="10pt" style:font-name-complex="Arial Unicode MS" style:font-size-complex="10pt"/>
    </style:style>
    <style:style style:name="T62" style:family="text">
      <style:text-properties style:font-name="Arial Unicode MS" fo:font-size="10pt" style:font-name-asian="Arial Unicode MS" style:font-size-asian="10pt" style:font-name-complex="Arial Unicode MS" style:font-size-complex="10pt"/>
    </style:style>
    <style:style style:name="T63" style:family="text">
      <style:text-properties fo:font-size="12pt" fo:font-weight="bold" style:font-size-asian="12pt" style:font-weight-asian="bold" style:font-size-complex="12pt" style:font-weight-complex="bold"/>
    </style:style>
    <style:style style:name="T64" style:family="text">
      <style:text-properties style:font-name="Times New Roman" style:font-name-asian="Arial Unicode MS1" style:font-name-complex="Arial Unicode MS1"/>
    </style:style>
    <style:style style:name="T65" style:family="text">
      <style:text-properties style:font-name="Arial" fo:font-size="10pt" style:font-size-asian="10pt" style:font-size-complex="10pt"/>
    </style:style>
    <style:style style:name="T66" style:family="text">
      <style:text-properties style:font-name="Arial" fo:font-size="10pt" style:font-name-asian="Arial Unicode MS" style:font-size-asian="10pt" style:font-name-complex="Arial Unicode MS" style:font-size-complex="10pt"/>
    </style:style>
    <style:style style:name="T67" style:family="text">
      <style:text-properties style:font-name="Arial" fo:font-size="10pt" fo:font-weight="bold" style:font-size-asian="10pt" style:font-weight-asian="bold" style:font-size-complex="10pt" style:font-weight-complex="bold"/>
    </style:style>
    <style:style style:name="T68" style:family="text">
      <style:text-properties style:font-name="Arial Unicode MS" fo:font-size="12pt" fo:font-weight="bold" style:font-name-asian="Arial Unicode MS" style:font-size-asian="12pt" style:font-weight-asian="bold" style:font-name-complex="Arial Unicode MS" style:font-size-complex="12pt" style:font-weight-complex="bold"/>
    </style:style>
    <style:style style:name="T69" style:family="text">
      <style:text-properties style:font-name="Arial Unicode MS" fo:font-size="10pt" fo:font-weight="bold" style:font-name-asian="Arial Unicode MS" style:font-size-asian="10pt" style:font-weight-asian="bold" style:font-name-complex="Arial Unicode MS" style:font-size-complex="10pt" style:font-weight-complex="bold"/>
    </style:style>
    <style:style style:name="T70" style:family="text">
      <style:text-properties style:font-name="Arial" style:font-name-asian="Arial Unicode MS1" style:font-name-complex="Arial Unicode MS1"/>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73" style:family="text">
      <style:text-properties style:font-name-asian="Arial Unicode MS1" style:font-name-complex="Arial Unicode MS1"/>
    </style:style>
    <style:style style:name="T74" style:family="text">
      <style:text-properties style:text-outline="false" style:text-line-through-styl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5" style:family="text">
      <style:text-properties style:font-name="Arial Unicode MS" style:font-name-asian="Arial Unicode MS" style:font-name-complex="Arial Unicode MS" style:font-size-complex="5.69999980926514pt"/>
    </style:style>
    <style:style style:name="T76" style:family="text">
      <style:text-properties style:text-outline="false" style:text-line-through-style="none" style:font-name="Arial" fo:font-size="7pt" fo:font-style="normal" fo:text-shadow="none" style:text-underline-style="none" fo:font-weight="normal" style:font-name-asian="Arial" style:font-size-asian="7pt" style:font-style-asian="normal" style:font-weight-asian="normal" style:font-name-complex="Arial" style:font-size-complex="4pt" style:font-style-complex="normal" style:font-weight-complex="normal" style:text-emphasize="none" style:text-overline-style="none" style:text-overline-color="font-color"/>
    </style:style>
    <style:style style:name="T77" style:family="text">
      <style:text-properties style:font-name="Arial"/>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Christian Holidays</text:p>
          </table:table-cell>
          <table:table-cell table:number-columns-repeated="5"/>
        </table:table-row>
        <table:table-row table:style-name="ro1" table:number-rows-repeated="4">
          <table:table-cell table:number-columns-repeated="6"/>
        </table:table-row>
        <table:table-row table:style-name="ro2">
          <table:table-cell table:style-name="ce1" office:value-type="string">
            <text:p>Date</text:p>
          </table:table-cell>
          <table:table-cell table:style-name="ce1" office:value-type="string">
            <text:p>Name</text:p>
          </table:table-cell>
          <table:table-cell table:style-name="ce1" office:value-type="string">
            <text:p>Description</text:p>
          </table:table-cell>
          <table:table-cell table:style-name="ce1" office:value-type="string">
            <text:p>Scriptural References and Notes</text:p>
          </table:table-cell>
          <table:table-cell table:number-columns-repeated="2"/>
        </table:table-row>
        <table:table-row table:style-name="ro3">
          <table:table-cell table:style-name="ce2" office:value-type="string">
            <text:p><text:span text:style-name="T1">Sept. 8 (J.C.)</text:span></text:p>
            <text:p><text:span text:style-name="T1">Sept. 21 (G.C.)</text:span></text:p>
          </table:table-cell>
          <table:table-cell table:style-name="ce9" office:value-type="string">
            <text:p>Nativity of the Theotokos</text:p>
          </table:table-cell>
          <table:table-cell table:style-name="ce4" office:value-type="string">
            <text:p>Celebrating the birth of Mary, is one of the Twelve Great Feasts of the Eastern Orthodox liturgical year.</text:p>
          </table:table-cell>
          <table:table-cell table:style-name="ce4"/>
          <table:table-cell table:number-columns-repeated="2"/>
        </table:table-row>
        <table:table-row table:style-name="ro4">
          <table:table-cell table:style-name="ce3" office:value-type="string">
            <text:p>Sept. 14 <text:s/>(probably J.C.)</text:p>
          </table:table-cell>
          <table:table-cell table:style-name="ce9" office:value-type="string">
            <text:p>Feasts of the Cross</text:p>
          </table:table-cell>
          <table:table-cell table:style-name="ce4" office:value-type="string">
            <text:p/>
            <text:p>In the Christian liturgical calendar, there are several different Feasts of the Cross, all of which commemorate the cross used in the crucifixion of Jesus. While Good Friday is dedicated to the Passion of Christ and the Crucifixion, these days celebrate the cross itself, as the instrument of salvation.</text:p>
            <text:p/>
            <text:p>Feast known as many names:</text:p>
            <text:p><text:s text:c="2"/>- Greek: "Raising Aloft of the Precious and Life-Giving Cross"</text:p>
            <text:p><text:s text:c="2"/>- Latin: "Exaltatio Sanctae Crucis"</text:p>
            <text:p><text:s text:c="2"/>- English: "The Exaltation of the Holy Cross"</text:p>
            <text:p><text:s text:c="2"/>- English: "The Triumph of the Cross"</text:p>
            <text:p><text:s text:c="2"/>- English: "Feast of the Glorious Cross"</text:p>
            <text:p><text:s text:c="2"/>- Anglican Communion and Lutherans: "Holy Cross Day"</text:p>
          </table:table-cell>
          <table:table-cell table:style-name="ce4"/>
          <table:table-cell table:number-columns-repeated="2"/>
        </table:table-row>
        <table:table-row table:style-name="ro5">
          <table:table-cell table:style-name="ce4"/>
          <table:table-cell table:style-name="ce10"/>
          <table:table-cell table:style-name="ce4" office:value-type="string">
            <text:p>In Roman Catholic liturgical observance, <text:span text:style-name="T24">red</text:span> vestments are worn at church services conducted on this day, and if the day falls on a Sunday, its Mass[4] is used instead of that for the occurring Sunday in Ordinary Time, what some would call a Sunday after Pentecost. The lectionary of the Church of England (and other Anglican churches) also stipulates <text:span text:style-name="T24">red</text:span> as the liturgical colour for 'Holy Cross Day'.[5]</text:p>
          </table:table-cell>
          <table:table-cell table:style-name="ce4"/>
          <table:table-cell table:number-columns-repeated="2"/>
        </table:table-row>
        <table:table-row table:style-name="ro6">
          <table:table-cell table:style-name="ce4"/>
          <table:table-cell table:style-name="ce10"/>
          <table:table-cell table:style-name="ce4" office:value-type="string">
            <text:p>The Assyrian Church considers the Sign of the Cross to be a <text:span text:style-name="T24">seventh</text:span> sacrament, by which all of the other sacraments are <text:span text:style-name="T24">sealed</text:span> and perfected (it takes the place of marriage, which they do not name in their traditional list of sacraments).</text:p>
          </table:table-cell>
          <table:table-cell table:style-name="ce4"/>
          <table:table-cell table:number-columns-repeated="2"/>
        </table:table-row>
        <table:table-row table:style-name="ro7">
          <table:table-cell table:style-name="ce4"/>
          <table:table-cell table:style-name="ce10"/>
          <table:table-cell table:style-name="ce4" office:value-type="string">
            <text:p>The faithful come forward and make <text:span text:style-name="T16">two</text:span> prostrations, make the sign of the cross on themselves, and kiss the feet of Christ on the cross, and then make a third prostration. After this, they will often receive a blessing from the priest and bow towards their fellow worshippers on each side of the church (this latter practice is most commonly observed in monasteries).</text:p>
          </table:table-cell>
          <table:table-cell table:style-name="ce4"/>
          <table:table-cell table:number-columns-repeated="2"/>
        </table:table-row>
        <table:table-row table:style-name="ro8">
          <table:table-cell table:style-name="ce3" office:value-type="string">
            <text:p>Oct. 1</text:p>
          </table:table-cell>
          <table:table-cell table:style-name="ce9" office:value-type="string">
            <text:p><text:span text:style-name="T16">The </text:span>Protecting Veil of the Theotokos</text:p>
            <text:p><text:span text:style-name="T17"/></text:p>
            <text:p><text:span text:style-name="T17">(A.K.A. </text:span><text:span text:style-name="T18">the </text:span><text:span text:style-name="T19">Intercession of the Theotokos</text:span><text:span text:style-name="T18">)</text:span></text:p>
          </table:table-cell>
          <table:table-cell table:style-name="ce4" office:value-type="string">
            <text:p><text:span text:style-name="T60">The feast celebrates the protection afforded the faithful through the intercessions of the </text:span><text:span text:style-name="T60">Theotokos (Virgin Mary). In Russia it is celebrated as the most important solemnity after the </text:span><text:span text:style-name="T60">Twelve Great Feasts. <text:s/></text:span></text:p>
            <text:p><text:span text:style-name="T61">According to Eastern Orthodox Sacred Tradition, the apparition of Mary the Theotokos occurred </text:span><text:span text:style-name="T61">during the 10th century at the Blachernae church in Constantinople (modern-day Istanbul) </text:span><text:span text:style-name="T61">where several of her relics (her robe, veil, and part of her belt) were kept. On Sunday, October </text:span><text:span text:style-name="T61">1 at four in the morning, St. Andrew the Blessed Fool-for-Christ, who was a Slav by birth, saw </text:span><text:span text:style-name="T61">the dome of the church open and the Virgin Mary enter, moving in the air above him, glowing </text:span><text:span text:style-name="T61">and surrounded by angels and saints. She knelt and prayed with tears for all faithful Christians </text:span><text:span text:style-name="T61">in the world. The Virgin Mary asked Her Son, Jesus Christ, to accept the prayers of all the </text:span><text:span text:style-name="T61">people entreating Him and looking for Her protection. Once Her prayer was completed, She </text:span><text:span text:style-name="T61">walked to the altar and continued to pray. Afterwards, She spread Her veil over all the people in </text:span><text:span text:style-name="T61">the church as a protection.</text:span></text:p>
            <text:p><text:span text:style-name="T62"/></text:p>
            <text:p><text:span text:style-name="T62">St Andrew turned to his disciple, St. Epiphanius, who was standing near him, and asked, "Do </text:span><text:span text:style-name="T62">you see, brother, the Holy Theotokos, praying for all the world?" Epiphanius answered, "Yes, </text:span><text:span text:style-name="T62">Holy Father, I see it and am amazed!"</text:span></text:p>
          </table:table-cell>
          <table:table-cell table:style-name="ce4"/>
          <table:table-cell table:number-columns-repeated="2"/>
        </table:table-row>
        <table:table-row table:style-name="ro9">
          <table:table-cell table:style-name="ce3" office:value-type="string">
            <text:p>Nov. 21 (J.C.)</text:p>
            <text:p><text:span text:style-name="T2">Dec. 4 (G.C.)</text:span></text:p>
          </table:table-cell>
          <table:table-cell table:style-name="ce10" office:value-type="string">
            <text:p><text:span text:style-name="T20">Presentation of the Blessed Virgin Mary </text:span><text:span text:style-name="T21"><text:s/></text:span></text:p>
            <text:p><text:span text:style-name="T21">(A.K.A. </text:span><text:span text:style-name="T20">The Entry of the Most Holy Theotokos into the </text:span><text:span text:style-name="T20">Temple</text:span><text:span text:style-name="T21">)</text:span></text:p>
          </table:table-cell>
          <table:table-cell table:style-name="ce4" office:value-type="string">
            <text:p>A liturgical feast celebrated by the Roman Catholic, Eastern Catholic, and Orthodox Churches.</text:p>
            <text:p>The feast is associated with an event recounted not in the New Testament, but in the apocryphal Infancy Narrative of James. According to that text, Mary's parents, Joachim and Anne, who had been childless, received a heavenly message that they would have a child. In thanksgiving for the gift of their daughter, they brought her, when still a child, to the Temple in Jerusalem to consecrate her to God. Mary remained in the Temple until puberty, at which point she was assigned to Joseph as guardian. Later versions of the story (such as the Gospel of Pseudo-Matthew and the Gospel of the Nativity of Mary) tell us that Mary was taken to the Temple at around the age of three in fulfillment of a vow. Tradition held that she was to remain there to be educated in preparation for her role as Mother of God.</text:p>
          </table:table-cell>
          <table:table-cell table:style-name="ce4"/>
          <table:table-cell table:number-columns-repeated="2"/>
        </table:table-row>
        <table:table-row table:style-name="ro9">
          <table:table-cell table:style-name="ce3" office:value-type="string">
            <text:p>Advent starts on the fourth Sunday before December 25, which is the Sunday between November 27 and December 3 inclusive.</text:p>
          </table:table-cell>
          <table:table-cell table:style-name="ce9" office:value-type="string">
            <text:p>Advent </text:p>
            <text:p><text:span text:style-name="T22"/></text:p>
            <text:p><text:span text:style-name="T23">“</text:span><text:span text:style-name="T23">coming”</text:span></text:p>
          </table:table-cell>
          <table:table-cell table:style-name="ce4" office:value-type="string">
            <text:p><text:span text:style-name="T60">Advent is a season observed in many Western Christian churches as a time of expectant </text:span><text:span text:style-name="T60">waiting and preparation for the celebration of the Nativity of Jesus at Christmas. <text:s text:c="2"/></text:span></text:p>
            <text:p><text:span text:style-name="T62"/></text:p>
            <text:p><text:span text:style-name="T60">The theme of readings and teachings during Advent is often the preparation for the Second </text:span><text:span text:style-name="T60">Coming while commemorating the First Coming of Christ at Christmas. The first clear </text:span><text:span text:style-name="T60">references in the Western Church to Advent occur in the Gelasian Sacramentary, which </text:span><text:span text:style-name="T60">provides Advent Collects, Epistles, and Gospels for the five Sundays preceding Christmas and </text:span><text:span text:style-name="T60">for the corresponding Wednesdays and Fridays.[3] While the readings relate to the first coming </text:span><text:span text:style-name="T60">of Jesus Christ as savior as well as to his second coming as judge, traditions vary in the relative </text:span><text:span text:style-name="T60">importance of penitence and expectation during the four Sundays in Advent.</text:span></text:p>
          </table:table-cell>
          <table:table-cell table:style-name="ce4"/>
          <table:table-cell table:number-columns-repeated="2"/>
        </table:table-row>
        <table:table-row table:style-name="ro10">
          <table:table-cell table:style-name="ce3"/>
          <table:table-cell table:style-name="ce9"/>
          <table:table-cell table:style-name="ce4" office:value-type="string">
            <text:p>The usual liturgical colour in Western Christianity for Advent is either purple or blue.[4] The purple color is often used for hangings around the church, the vestments of the clergy, and often also the tabernacle. In some Christian denominations, blue, a colour representing hope, is an alternative liturgical colour for Advent, a custom traced to the usage of the Church of Sweden (Lutheran) and the medieval Sarum Rite in England. In addition, the colour blue is also used in the Mozarabic Rite (Catholic and Anglican), which dates from the 8th century. This colour is often referred to as "Sarum blue". </text:p>
          </table:table-cell>
          <table:table-cell table:style-name="ce4"/>
          <table:table-cell table:number-columns-repeated="2"/>
        </table:table-row>
        <table:table-row table:style-name="ro11">
          <table:table-cell table:style-name="ce3" office:value-type="string">
            <text:p>The 12-day period from Christmas Eve to Epiphany.</text:p>
          </table:table-cell>
          <table:table-cell table:style-name="ce9" office:value-type="string">
            <text:p>Christmastide</text:p>
          </table:table-cell>
          <table:table-cell table:style-name="ce4" office:value-type="string">
            <text:p>One of the seasons of the liturgical year of most Christian churches. It tends to be defined (with slight variations) as the period from Christmas Eve to Epiphany.[1][2] This period is also commonly known as the Twelve Days of Christmas, as referred to in the Christmas carol of the same name, or Yuletide, as in "Deck the Halls".</text:p>
          </table:table-cell>
          <table:table-cell table:style-name="ce4"/>
          <table:table-cell table:number-columns-repeated="2"/>
        </table:table-row>
        <table:table-row table:style-name="ro5">
          <table:table-cell table:style-name="ce5" office:value-type="string">
            <text:p>Dec. 25 to Jan. 6 (J.C.) </text:p>
            <text:p>Jan. 7 to Jan. 19 (G.C.)</text:p>
          </table:table-cell>
          <table:table-cell table:style-name="ce9" office:value-type="string">
            <text:p>Christmas</text:p>
          </table:table-cell>
          <table:table-cell table:style-name="ce4" office:value-type="string">
            <text:p>Annual commemoration of the birth of Jesus Christ. <text:s/>A feast central to the Christian liturgical year, it closes the Advent season and initiates the twelve days of Christmastide, which ends after the twelfth night. <text:s/>His birth is mentioned in two of the four canonical gospels. By the early-to-mid 4th century, the Western Christian Church had placed Christmas on December 25,[17] a date later adopted in the East.</text:p>
          </table:table-cell>
          <table:table-cell table:style-name="ce4" office:value-type="string">
            <text:p>Christians consider Jesus to be the "Sun of righteousness" prophesied in Malachi 4:2</text:p>
          </table:table-cell>
          <table:table-cell table:number-columns-repeated="2"/>
        </table:table-row>
        <table:table-row table:style-name="ro9">
          <table:table-cell table:style-name="ce4"/>
          <table:table-cell table:style-name="ce10"/>
          <table:table-cell table:style-name="ce4" office:value-type="string">
            <text:p>Shepherds from the fields surrounding Bethlehem were told of the birth by an angel, and were the first to see the child.[41] Popular tradition also holds that three kings or wise men (named Melchior, Caspar, and Balthazar) visited the infant Jesus in the manger, though this does not strictly follow the Biblical account. The Gospel of Matthew instead describes a visit by an unspecified number of magi, or astrologers, sometime after Jesus was born while the family was living in a house (Matthew 2:11), who brought gifts of gold, frankincense, and myrrh to the young child Jesus. The visitors were said to be following a mysterious star, commonly known as the Star of Bethlehem, believing it to announce the birth of a king of the Jews.[42] The commemoration of this visit, the Feast of Epiphany celebrated on January 6, is the formal end of the Christmas season in some churches.</text:p>
          </table:table-cell>
          <table:table-cell table:style-name="ce4" office:value-type="string">
            <text:p>These biblical accounts are found in the Gospel of Matthew, namely Matthew 1:18, and the Gospel of Luke, specifically Luke 1:26 and 2:40. According to these accounts, Jesus was born to Mary, assisted by her husband Joseph, in the city of Bethlehem. <text:s/>According to popular tradition, the birth took place in a stable, surrounded by farm animals. A manger (that is, a feeding trough) is mentioned in Luke 2:7. <text:s/></text:p>
          </table:table-cell>
          <table:table-cell table:number-columns-repeated="2"/>
        </table:table-row>
        <table:table-row table:style-name="ro12">
          <table:table-cell table:style-name="ce3" office:value-type="string">
            <text:p>Jan. 1</text:p>
          </table:table-cell>
          <table:table-cell table:style-name="ce9" office:value-type="string">
            <text:p>Circumcision of Christ</text:p>
          </table:table-cell>
          <table:table-cell table:style-name="ce4" office:value-type="string">
            <text:p>Celebration of the circumcision of Jesus in accordance with Jewish tradition, eight days (according to the Semitic and southern European calculation of intervals of days)[1] after his birth, the occasion on which the child was formally given his name.</text:p>
            <text:p/>
            <text:p>The feast is celebrated with an All-Night Vigil, beginning the evening of December 31. The hymns of the feast are combined with those for Saint Basil the Great. After the Divine Liturgy the next morning, Russian Orthodox churches often celebrate a New Year Molieben (service of intercession) to pray for God's blessing for the beginning of the civil New Year (Orthodox commemorate the Indiction, or Ecclesiastical New Year, on September 1).</text:p>
          </table:table-cell>
          <table:table-cell table:style-name="ce4" office:value-type="string">
            <text:p>Luke 2:21</text:p>
          </table:table-cell>
          <table:table-cell table:number-columns-repeated="2"/>
        </table:table-row>
        <table:table-row table:style-name="ro12">
          <table:table-cell table:style-name="ce3" office:value-type="string">
            <text:p>Jan. 6 (J.C.)</text:p>
            <text:p><text:span text:style-name="T2">Jan. 19 (G.C.)</text:span></text:p>
          </table:table-cell>
          <table:table-cell table:style-name="ce10" office:value-type="string">
            <text:p><text:span text:style-name="T24">Theophany</text:span></text:p>
            <text:p>(A.K.A. <text:span text:style-name="T24">Epiphany</text:span>)</text:p>
          </table:table-cell>
          <table:table-cell table:style-name="ce4" office:value-type="string">
            <text:p>Theophany is Greek and means “appearance of God" or “vision of God”. <text:s/>Epiphany is Greek and means: "manifestation", "striking appearance". <text:s/>Alternate names: "The Day of the Lights", "The Lights".</text:p>
            <text:p/>
            <text:p>Traditionally falls on January 6, is a Christian feast day that celebrates the revelation of God the Son as a human being in Jesus Christ. Western Christians commemorate principally (but not solely) the visit of the Magi to the Baby Jesus, and thus Jesus' physical manifestation to the Gentiles. Eastern Christians commemorate the baptism of Jesus in the Jordan River, seen as his manifestation to the world as the Son of God.</text:p>
          </table:table-cell>
          <table:table-cell table:style-name="ce4"/>
          <table:table-cell table:number-columns-repeated="2"/>
        </table:table-row>
        <table:table-row table:style-name="ro13">
          <table:table-cell table:style-name="ce4"/>
          <table:table-cell table:style-name="ce10"/>
          <table:table-cell table:style-name="ce4" office:value-type="string">
            <text:p>On the Feast of the Epiphany, the priest, wearing <text:span text:style-name="T63">white</text:span> vestments, will bless the Epiphany water, frankincense, gold, and chalk. Chalk is used to write the initials of the three magi over the doors of churches and homes. The letters stand for the initials of the Magi (traditionally named Caspar, Melchior, and Balthasar), and also the phrase Christus mansionem benedicat, which translates as "may Christ bless the house".</text:p>
            <text:p/>
            <text:p>According to ancient custom, the priest announced the date of Easter on the feast of Epiphany. This tradition dated from a time when calendars were not readily available, and the church needed to publicize the date of Easter, since many celebrations of the liturgical year depend on it.</text:p>
          </table:table-cell>
          <table:table-cell table:style-name="ce4"/>
          <table:table-cell table:number-columns-repeated="2"/>
        </table:table-row>
        <table:table-row table:style-name="ro14">
          <table:table-cell table:style-name="ce4"/>
          <table:table-cell table:style-name="ce10"/>
          <table:table-cell table:style-name="ce4" office:value-type="string">
            <text:p>Prior to the reform of 1955, when Pope Pius XII abolished all but three liturgical octaves, the Latin Church celebrated Epiphany as an eight-day feast, known as the Octave of Epiphany, beginning on January 6 and ending on January 13. The Sunday within that octave was at that time the feast of the Holy Family, and Christmastide was reckoned as the twelve days ending on January 5, followed by Epiphany time, January 6–13. The following Sundays, until Septuagesima, were named as the "First (etc.) Sunday after Epiphany". The 1969 revision of the General Roman Calendar defined Christmastide instead as extending from the Vigil Mass of Christmas on the evening of December 24 to the Feast of the Baptism of the Lord (generally the Sunday after January 6).[33]</text:p>
            <text:p/>
            <text:p>Prior to 1976, the Anglican churches also observed an eight-day feast. <text:s text:c="2"/>There is also an Epiphany season, observed between the season of Christmas and the first period of Ordinary Time. It begins at Evening Prayer on the Eve of the Epiphany, and ends at Evening Prayer (or Night Prayer) on the Feast of the Presentation.</text:p>
          </table:table-cell>
          <table:table-cell table:style-name="ce4"/>
          <table:table-cell table:number-columns-repeated="2"/>
        </table:table-row>
        <table:table-row table:style-name="ro12">
          <table:table-cell table:style-name="ce4"/>
          <table:table-cell table:style-name="ce10"/>
          <table:table-cell table:style-name="ce4" office:value-type="string">
            <text:p>The earliest reference to the feast in the Eastern Church is a remark by St. Clement of Alexandria in Stromateis, I, xxi, 45:</text:p>
            <text:p/>
            <text:p><text:s text:c="4"/>And there are those who have determined not only the year of our Lord's birth, but also the day… And the followers of Basilides hold the day of his baptism as a festival, spending the night before in readings. And they say that it was the fifteenth year of Tiberius Caesar, the fifteenth day of the month of Tubi; and some that it was the eleventh of the same month.</text:p>
            <text:p/>
            <text:p>(11 and 15 of Tubi are January 6 and 10 respectively.)</text:p>
          </table:table-cell>
          <table:table-cell table:style-name="ce4"/>
          <table:table-cell table:number-columns-repeated="2"/>
        </table:table-row>
        <table:table-row table:style-name="ro15">
          <table:table-cell table:style-name="ce4" office:value-type="string">
            <text:p><text:span text:style-name="T1">Feb. 2 (J.C.)</text:span></text:p>
            <text:p><text:span text:style-name="T3">Feb 15 (G.C.)</text:span></text:p>
            <text:p><text:span text:style-name="T4">[40 days (inclusive) after Christmas]</text:span></text:p>
          </table:table-cell>
          <table:table-cell table:style-name="ce10" office:value-type="string">
            <text:p><text:span text:style-name="T24">Presentation of Jesus at the Temple</text:span> </text:p>
            <text:p>(A.K.A. <text:span text:style-name="T24">Candlemas)</text:span> </text:p>
            <text:p><text:span text:style-name="T25">(A.K.A. </text:span><text:span text:style-name="T26">Feast of the Purification of the Virgin</text:span><text:span text:style-name="T27">) </text:span></text:p>
            <text:p><text:span text:style-name="T27">(A.K.A. </text:span><text:span text:style-name="T26">Meeting of the Lord</text:span><text:span text:style-name="T25">)</text:span></text:p>
          </table:table-cell>
          <table:table-cell table:style-name="ce4" office:value-type="string">
            <text:p>According to the gospel, Mary and Joseph took the baby Jesus to the Temple in Jerusalem forty days (inclusive) after his birth to complete Mary's ritual purification after childbirth, and to perform the redemption of the firstborn, in obedience to the Law of Moses (Leviticus 12, Exodus 13:12-15, etc.). Luke explicitly says that Joseph and Mary take the option provided for poor people (those who could not afford a lamb) (Leviticus 12:8), sacrificing "a pair of turtledoves, or two young pigeons." Leviticus 12:1-4 indicates that this event should take place forty days after birth for a male child, hence the Presentation is celebrated forty days after Christmas.</text:p>
            <text:p/>
            <text:p>Upon bringing Jesus into the temple, they encountered Simeon. The Gospel records that Simeon had been promised that "he should not see death before he had seen the Lord's Christ" (Luke 2:26). Simeon prayed the prayer that would become known as the Nunc Dimittis, or Canticle of Simeon, which prophesied the redemption of the world by Jesus:</text:p>
            <text:p><text:s text:c="4"/>Lord, now lettest Thou Thy servant depart in peace; according to Thy word: for mine eyes have seen Thy salvation, which Thou hast prepared before the face of all people: to be a light to lighten the gentiles and to be the glory of Thy people Israel (Luke 2:29-32).</text:p>
            <text:p/>
            <text:p>Simeon then prophesied to Mary: "Behold, this child is set for the falling and the rising of many in Israel, and for a sign which is spoken against. Yes, a sword will pierce through your own soul, that the thoughts of many hearts may be revealed" (Luke 2:34-35).</text:p>
            <text:p/>
            <text:p>The elderly prophetess Anna was also in the Temple, and offered prayers and praise to God for Jesus, and spoke to everyone there about Jesus and his role in the redemption of Israel (Luke 2:36-38).</text:p>
          </table:table-cell>
          <table:table-cell table:style-name="ce4" office:value-type="string">
            <text:p>The event is described in the Gospel of Luke (Luke 2:22–40)</text:p>
          </table:table-cell>
          <table:table-cell table:number-columns-repeated="2"/>
        </table:table-row>
        <table:table-row table:style-name="ro16">
          <table:table-cell table:style-name="ce4"/>
          <table:table-cell table:style-name="ce10"/>
          <table:table-cell table:style-name="ce4" office:value-type="string">
            <text:p>Traditionally, Candlemas had been the last feast day in the Christian year that was dated by reference to Christmas. Subsequent moveable feasts are calculated with reference to Easter.</text:p>
          </table:table-cell>
          <table:table-cell table:style-name="ce4"/>
          <table:table-cell table:number-columns-repeated="2"/>
        </table:table-row>
        <table:table-row table:style-name="ro17">
          <table:table-cell table:style-name="ce4"/>
          <table:table-cell table:style-name="ce10"/>
          <table:table-cell table:style-name="ce4" office:value-type="string">
            <text:p>The date of Candlemas is established by the date set for the Nativity of Jesus, for it comes forty days afterwards. Under Mosaic law as found in the Torah, a mother who had given birth to a man-child was considered unclean for seven days; moreover she was to remain for three and thirty days "in the blood of her purification." Candlemas therefore corresponds to the day on which Mary, according to Jewish law, should have attended a ceremony of ritual purification (Leviticus 12:2-8). The Gospel of Luke 2:22–39 relates that Mary was purified according to the religious law, followed by Jesus' presentation in the Jerusalem temple, and this explains the formal names given to the festival, as well as its falling 40 days after the Nativity.</text:p>
          </table:table-cell>
          <table:table-cell table:style-name="ce4"/>
          <table:table-cell table:number-columns-repeated="2"/>
        </table:table-row>
        <table:table-row table:style-name="ro18">
          <table:table-cell table:style-name="ce3" office:value-type="string">
            <text:p>Mar. 25</text:p>
          </table:table-cell>
          <table:table-cell table:style-name="ce10" office:value-type="string">
            <text:p><text:span text:style-name="T28">Annunciation</text:span></text:p>
            <text:p><text:span text:style-name="T29">(A.K.A. </text:span><text:span text:style-name="T30">Annunciation to the Blessed Virgin Mary</text:span><text:span text:style-name="T29">)</text:span></text:p>
            <text:p><text:span text:style-name="T29">(A.K.A. </text:span><text:span text:style-name="T30">Annunciation of the Lord)</text:span></text:p>
          </table:table-cell>
          <table:table-cell table:style-name="ce4" office:value-type="string">
            <text:p>Celebration of the announcement by the angel Gabriel to the Virgin Mary that she would conceive and become the mother of Jesus, the Son of God, marking his Incarnation. Gabriel told Mary to name her son Jesus, meaning "Saviour". Many Christians observe this event with the Feast of the Annunciation on 25 March, nine full months before Christmas, the birthday of Jesus. According to Luke 1:26, the Annunciation occurred "in the sixth month" of Elizabeth's pregnancy with John the Baptist.[3] Irenaeus (c.130-202) of Lyon regarded the conception of Jesus as 25 March coinciding with the Passion.[4]</text:p>
          </table:table-cell>
          <table:table-cell table:style-name="ce4" office:value-type="string">
            <text:p>In the Bible, the Annunciation is narrated in the book of Luke, Luke 1:26-38 <text:s text:c="2"/></text:p>
            <text:p><text:span text:style-name="T75"/></text:p>
            <text:p><text:span text:style-name="T9">A separate annunciation, which is more brief but in the same vein as the one in </text:span><text:span text:style-name="T9">Luke, is given to Joseph in Matthew 1:18-21</text:span></text:p>
          </table:table-cell>
          <table:table-cell table:number-columns-repeated="2"/>
        </table:table-row>
        <table:table-row table:style-name="ro16">
          <table:table-cell table:style-name="ce4"/>
          <table:table-cell table:style-name="ce10"/>
          <table:table-cell table:style-name="ce13" office:value-type="string">
            <text:p>Approximating the northern <text:a xlink:href="http://en.wikipedia.org/wiki/Vernal_equinox">vernal equinox</text:a>, the date of the Annunciation also marked the <text:a xlink:href="http://en.wikipedia.org/wiki/New_Year">New Year</text:a> in many places, including England, where it is called <text:a xlink:href="http://en.wikipedia.org/wiki/Lady_Day">Lady Day</text:a>.</text:p>
          </table:table-cell>
          <table:table-cell table:style-name="ce4" office:value-type="string">
            <text:p>According to Luke 1:26, the Annunciation occurred "in the sixth month" of Elizabeth's pregnancy with John the Baptist.</text:p>
          </table:table-cell>
          <table:table-cell table:number-columns-repeated="2"/>
        </table:table-row>
        <table:table-row table:style-name="ro19">
          <table:table-cell table:style-name="ce3" office:value-type="string">
            <text:p>3 days: Monday of the third week before lent to Wednesday of the third week before Lent.</text:p>
            <text:p><text:span text:style-name="T4"/></text:p>
            <text:p><text:span text:style-name="T4">(3 Weeks + 2 days before Lent to </text:span></text:p>
            <text:p><text:span text:style-name="T4">3 Weeks before Lent.)</text:span></text:p>
          </table:table-cell>
          <table:table-cell table:style-name="ce9" office:value-type="string">
            <text:p>Fast of Nineveh</text:p>
            <text:p><text:span text:style-name="T17">(A.K.A. </text:span><text:span text:style-name="T31">Fast of Ba'utha)</text:span></text:p>
          </table:table-cell>
          <table:table-cell table:style-name="ce13" office:value-type="string">
            <text:p>A three day fast commemorating the repentance of the Ninevites at the hands of prophet Jonah according to the bible. The fast is observed for three days starting Monday three weeks before Ash Wednesday.</text:p>
          </table:table-cell>
          <table:table-cell table:style-name="ce4"/>
          <table:table-cell table:number-columns-repeated="2"/>
        </table:table-row>
        <table:table-row table:style-name="ro20">
          <table:table-cell table:style-name="ce3" office:value-type="string">
            <text:p>The ninth Sunday before Easter, the third Sunday before Ash Wednesday. </text:p>
          </table:table-cell>
          <table:table-cell table:style-name="ce10" office:value-type="string">
            <text:p><text:span text:style-name="T24">Septuagesima</text:span></text:p>
            <text:p><text:span text:style-name="T32">(A.K.A. Septuagesima Sunday)</text:span></text:p>
            <text:p><text:span text:style-name="T32">(“70th”)</text:span></text:p>
          </table:table-cell>
          <table:table-cell table:style-name="ce13" office:value-type="string">
            <text:p>The 17-day period beginning on Septuagesima Sunday was intended to be observed as a preparation for the season of Lent, which is itself a period of spiritual preparation (for Easter). In many countries, however, Septuagesima Sunday still marks the traditional start of the carnival season, culminating on Shrove Tuesday, sometimes known as Mardi Gras.</text:p>
            <text:p/>
            <text:p>In the pre-1970 Roman Catholic liturgy, the Alleluia ceases to be said during the liturgy.[1] At first Vespers of Septuagesima Sunday, two alleluias are added to the closing verse of Benedicamus Domino and its response, Deo gratias, as during the Easter Octave, and, starting at Compline, it is no longer used until Easter. Likewise, <text:span text:style-name="T24">violet</text:span> vestments are worn, except on feasts, from Septuagesima Sunday until Holy Thursday. As during Advent and Lent, the Gloria and Te Deum are no longer said on Sundays. The readings at Matins for this week are the first few chapters of Genesis, telling of the creation of the world, of Adam and Eve, the fall of man and resulting expulsion from the Garden of Eden, and the story of Cain and Abel. In the following weeks before and during Lent, the readings continue to Noah, Abraham, Isaac, Jacob, and Moses. The Gospel reading for Septuagesima week is the parable of the Workers in the Vineyard (Matthew 20:1-16).</text:p>
            <text:p><text:span text:style-name="T8"/></text:p>
            <text:p>Catholic usage:</text:p>
            <text:p>The new liturgical books created after the Second Vatican Council omit Septuagesima, Sexagesima and Quinquagesima Sundays. In these, the period encompassing them became part of Ordinary Time, and because of this, the use of violet vestments and omission of "Alleluia" in the liturgy do not start until Ash Wednesday. The traditional liturgical books, such as the Missal of John XXIII and the Roman Breviary, however, continue to include the Septuagesima season.</text:p>
          </table:table-cell>
          <table:table-cell table:style-name="ce4" office:value-type="string">
            <text:p>Amalarius of Metz would have the name indicate a period of seventy days made up of the nine weeks to Easter plus Easter Week, which would mystically represent the seventy-year Babylonian captivity.[1]</text:p>
            <text:p/>
            <text:p>Septuagesima was also the day on which one could begin a forty-day Lenten fast that excluded from its observance Thursdays, Saturdays, and Sundays.[1]</text:p>
          </table:table-cell>
          <table:table-cell table:number-columns-repeated="2"/>
        </table:table-row>
        <table:table-row table:style-name="ro21">
          <table:table-cell table:style-name="ce3" office:value-type="string">
            <text:p>The eighth Sunday before Easter, the second Sunday before Ash Wednesday.</text:p>
          </table:table-cell>
          <table:table-cell table:style-name="ce10" office:value-type="string">
            <text:p><text:span text:style-name="T24">Sexagesima</text:span></text:p>
            <text:p><text:span text:style-name="T33">(“60th”)</text:span></text:p>
          </table:table-cell>
          <table:table-cell table:style-name="ce13"/>
          <table:table-cell table:style-name="ce4"/>
          <table:table-cell table:number-columns-repeated="2"/>
        </table:table-row>
        <table:table-row table:style-name="ro21">
          <table:table-cell table:style-name="ce3" office:value-type="string">
            <text:p>the seventh Sunday before Easter, the first Sunday before Ash Wednesday.</text:p>
          </table:table-cell>
          <table:table-cell table:style-name="ce9" office:value-type="string">
            <text:p><text:span text:style-name="T34">Quinquagesima</text:span></text:p>
            <text:p><text:span text:style-name="T35">(“50th”)</text:span></text:p>
          </table:table-cell>
          <table:table-cell table:style-name="ce13"/>
          <table:table-cell table:style-name="ce4"/>
          <table:table-cell table:number-columns-repeated="2"/>
        </table:table-row>
        <table:table-row table:style-name="ro22">
          <table:table-cell table:style-name="ce3" office:value-type="string">
            <text:p>The three days before Ash Wednesday:<text:span text:style-name="T5"> </text:span></text:p>
            <text:p><text:span text:style-name="T6">Shrove Sunday, </text:span><text:span text:style-name="T7"><text:s/></text:span></text:p>
            <text:p><text:span text:style-name="T6">Shrove Monday, and </text:span><text:span text:style-name="T7"><text:s/></text:span></text:p>
            <text:p><text:span text:style-name="T6">Shrove Tuesday</text:span></text:p>
          </table:table-cell>
          <table:table-cell table:style-name="ce9" office:value-type="string">
            <text:p>Shrovetide</text:p>
          </table:table-cell>
          <table:table-cell table:style-name="ce13" office:value-type="string">
            <text:p><text:s/>(Christianity / Ecclesiastical Terms) the Sunday, Monday, and Tuesday before Ash Wednesday, formerly a time when confessions were made in preparation for Lent.</text:p>
          </table:table-cell>
          <table:table-cell table:style-name="ce4"/>
          <table:table-cell table:number-columns-repeated="2"/>
        </table:table-row>
        <table:table-row table:style-name="ro3">
          <table:table-cell table:style-name="ce3" office:value-type="string">
            <text:p>3 days before Ash Wednesday</text:p>
          </table:table-cell>
          <table:table-cell table:style-name="ce9" office:value-type="string">
            <text:p>Shrove Sunday</text:p>
          </table:table-cell>
          <table:table-cell table:style-name="ce13"/>
          <table:table-cell table:style-name="ce4"/>
          <table:table-cell table:number-columns-repeated="2"/>
        </table:table-row>
        <table:table-row table:style-name="ro3">
          <table:table-cell table:style-name="ce3" office:value-type="string">
            <text:p>2 days before Ash Wednesday</text:p>
          </table:table-cell>
          <table:table-cell table:style-name="ce9" office:value-type="string">
            <text:p>Shrove Monday</text:p>
          </table:table-cell>
          <table:table-cell table:style-name="ce13"/>
          <table:table-cell table:style-name="ce4"/>
          <table:table-cell table:number-columns-repeated="2"/>
        </table:table-row>
        <table:table-row table:style-name="ro10">
          <table:table-cell table:style-name="ce3" office:value-type="string">
            <text:p>The day before Ash Wednesday.</text:p>
          </table:table-cell>
          <table:table-cell table:style-name="ce10" office:value-type="string">
            <text:p><text:span text:style-name="T24">Shrove Tuesday</text:span></text:p>
            <text:p><text:span text:style-name="T32">(A.K.A. </text:span><text:span text:style-name="T36">Pancake Tuesday</text:span><text:span text:style-name="T32">)</text:span></text:p>
          </table:table-cell>
          <table:table-cell table:style-name="ce13" office:value-type="string">
            <text:p>The word shrove is the past tense of the English verb shrive, which means to obtain absolution for one's sins by way of Confession and doing penance. Thus Shrove Tuesday gets its name from the custom for Christians to be "shriven" before the start of Lent.[2] Shrove Tuesday is the last day of "shrovetide", somewhat analogous to the Carnival tradition that developed separately in countries of Latin Europe. The term "Shrove Tuesday" is no longer widely used in the United States or Canada outside Liturgical Traditions, such as the Lutheran, Episcopal and Roman Catholic Churches.</text:p>
          </table:table-cell>
          <table:table-cell table:style-name="ce4"/>
          <table:table-cell table:number-columns-repeated="2"/>
        </table:table-row>
        <table:table-row table:style-name="ro23">
          <table:table-cell table:style-name="ce4" office:value-type="string">
            <text:p><text:span text:style-name="T1">46 days before Easter. <text:s/></text:span></text:p>
            <text:p><text:span text:style-name="T8"/></text:p>
            <text:p><text:span text:style-name="T9">(Btwn. Feb. 4 and Mar. 10)</text:span></text:p>
          </table:table-cell>
          <table:table-cell table:style-name="ce9" office:value-type="string">
            <text:p>Ash Wednesday</text:p>
          </table:table-cell>
          <table:table-cell table:style-name="ce13" office:value-type="string">
            <text:p>Ash Wednesday is the first day of Lent in the Western Christian calendar. Occurring 46 days before Easter, it is a moveable fast that can fall as early as February 4 and as late as March 10.</text:p>
            <text:p/>
            <text:p>According to the canonical gospels of Matthew, Mark and Luke; Jesus spent<text:span text:style-name="T6"> </text:span><text:span text:style-name="T63">40 days</text:span> fasting in the desert, where he endured temptation by Satan.[2][3] Ash Wednesday marks the beginning of this<text:span text:style-name="T63"> 40-day</text:span> liturgical period of prayer and fasting or abstinence. Of the 46 days until Easter, six are Sundays. As the Christian sabbath, Sundays are not included in the fasting period and are instead "feast" days during Lent.</text:p>
            <text:p/>
            <text:p>Ash Wednesday derives its name from the practice of placing ashes on the foreheads of adherents as a celebration and reminder of human mortality, and as a sign of mourning and repentance to God. The ashes used are typically gathered from the burning of the palms from the previous year's Palm Sunday.[4]</text:p>
          </table:table-cell>
          <table:table-cell table:style-name="ce4" office:value-type="string">
            <text:p>In most liturgies for Ash Wednesday, the Penitential psalms are read; Psalm 51 (LXX Psalm 50) is especially associated with this day.</text:p>
          </table:table-cell>
          <table:table-cell table:number-columns-repeated="2"/>
        </table:table-row>
        <table:table-row table:style-name="ro16">
          <table:table-cell table:style-name="ce4"/>
          <table:table-cell table:style-name="ce11"/>
          <table:table-cell table:style-name="ce13" office:value-type="string">
            <text:p>In the Catholic Church, Ash Wednesday is observed by fasting, abstinence from meat, and repentance—a day of contemplating one's transgressions. </text:p>
          </table:table-cell>
          <table:table-cell table:style-name="ce4"/>
          <table:table-cell table:number-columns-repeated="2"/>
        </table:table-row>
        <table:table-row table:style-name="ro24">
          <table:table-cell table:style-name="ce6" office:value-type="string">
            <text:p><text:span text:style-name="T10">Ash Wednesday to </text:span></text:p>
            <text:p><text:span text:style-name="T10">Maundy Thursday</text:span></text:p>
          </table:table-cell>
          <table:table-cell table:style-name="ce9" office:value-type="string">
            <text:p>Lent </text:p>
            <text:p><text:span text:style-name="T37"/></text:p>
            <text:p><text:span text:style-name="T10">(Latin: </text:span><text:span text:style-name="T38">Quadragesima</text:span><text:span text:style-name="T10"> “40th”)</text:span></text:p>
          </table:table-cell>
          <table:table-cell table:style-name="ce13" office:value-type="string">
            <text:p>Lent (Latin: Quadragesima) is a solemn observance in the liturgical year of many Christian denominations, lasting for a period of approximately six weeks leading up to Easter Sunday. In the general Latin-rite and most Western denominations Lent is taken to run from Ash Wednesday to Maundy Thursday (Holy Thursday) morning or to Easter Eve. In the Catholic Church, Lent lasts until Holy Thursday, while other denominations run until Easter Eve.</text:p>
          </table:table-cell>
          <table:table-cell table:style-name="ce4"/>
          <table:table-cell table:number-columns-repeated="2"/>
        </table:table-row>
        <table:table-row table:style-name="ro25">
          <table:table-cell table:style-name="ce4"/>
          <table:table-cell table:style-name="ce9"/>
          <table:table-cell table:style-name="ce13" office:value-type="string">
            <text:p>During Lent, many of the faithful commit to fasting or giving up certain types of luxuries as a form of penitence. The Stations of the Cross, a devotional commemoration of Christ's carrying the Cross and of his execution, are often observed. Many Roman Catholic and some Protestant churches remove flowers from their altars, while crucifixes, religious statues, and other elaborate religious symbols are often veiled in <text:span text:style-name="T24">violet</text:span> fabrics in solemn observance of the event. In certain pious Catholic countries, some adherents mark the season with the traditional abstention from the consumption of meat. [1] In some countries, grand religious processions and cultural customs are observed, and the faithful attempt to visit <text:span text:style-name="T24">seven churches </text:span>during Holy Week in honor of Jesus Christ heading to Mount Calvary.</text:p>
            <text:p/>
            <text:p>Lent is traditionally described as lasting for <text:span text:style-name="T24">forty days</text:span>, in commemoration of the <text:span text:style-name="T24">forty days</text:span> which, according to the Gospels of Matthew, Mark and Luke, Jesus spent <text:span text:style-name="T16">fasting</text:span> in the desert before the beginning of his public ministry, where he endured temptation by the Devil.[2][3] However, different Christian denominations calculate the forty days of Lent differently. In most Western traditions the Sundays are not counted as part of Lent; thus the period from Ash Wednesday until Easter consists of 40 days when the Sundays are excluded. However in the Roman Catholic Church Lent is now taken to end on Holy Thursday rather than Easter Eve, and hence lasts 38 days excluding Sundays, or 44 days in total</text:p>
          </table:table-cell>
          <table:table-cell table:style-name="ce4"/>
          <table:table-cell table:number-columns-repeated="2"/>
        </table:table-row>
        <table:table-row table:style-name="ro5">
          <table:table-cell table:style-name="ce4"/>
          <table:table-cell table:style-name="ce9"/>
          <table:table-cell table:style-name="ce13" office:value-type="string">
            <text:p>Ashes were used in ancient times to express mourning. Dusting oneself with ashes was the penitent's way of expressing sorrow for sins and faults. An ancient example of one expressing one's penitence is found in Job 42:3–6. Job says to God: "I have heard of thee by the hearing of the ear: but now mine eye seeth thee. The other eye wandereth of its own accord. Wherefore I abhor myself, and repent in dust and ashes."</text:p>
          </table:table-cell>
          <table:table-cell table:style-name="ce4"/>
          <table:table-cell table:number-columns-repeated="2"/>
        </table:table-row>
        <table:table-row table:style-name="ro17">
          <table:table-cell table:style-name="ce3" office:value-type="string">
            <text:p>The last two weeks of Lent, beginning on the 5th Sunday of Lent. <text:s/>(Passion Sunday to Holy Saturday).</text:p>
          </table:table-cell>
          <table:table-cell table:style-name="ce9" office:value-type="string">
            <text:p>Passiontide</text:p>
          </table:table-cell>
          <table:table-cell table:style-name="ce13" office:value-type="string">
            <text:p>In the Roman Catholic Church, and in Anglo-Catholic churches, all crucifixes and images may be covered in veils (usually violet, the color of vestments in Lent) starting on Passion Sunday: "The practice of covering crosses and images in the church may be observed, if the episcopal conference decides. The crosses are to be covered until the end of the celebration of the Lord's passion on Good Friday. Statues and images are to remain covered until the beginning of the Easter Vigil."[1] (Specifically, those veils are removed during the singing of the Gloria.) The veiling was associated with Passion Sunday's Gospel (John 8:46-59), in which Jesus "hid himself" from the people.[2]</text:p>
          </table:table-cell>
          <table:table-cell table:style-name="ce4"/>
          <table:table-cell table:number-columns-repeated="2"/>
        </table:table-row>
        <table:table-row table:style-name="ro9">
          <table:table-cell table:style-name="ce3" office:value-type="string">
            <text:p>The fifth Sunday of Lent</text:p>
            <text:p><text:span text:style-name="T3"/></text:p>
            <text:p>(2 weeks before Easter)</text:p>
          </table:table-cell>
          <table:table-cell table:style-name="ce9" office:value-type="string">
            <text:p>Passion Sunday</text:p>
          </table:table-cell>
          <table:table-cell table:style-name="ce13" office:value-type="string">
            <text:p>It marked the beginning of a two-week-long period known as Passiontide.</text:p>
            <text:p/>
            <text:p>Although Passiontide as a distinct liturgical season was thus abolished, the Roman Rite liturgy continues to bring the Passion of Christ to mind, from Monday of the fifth week of Lent onward, through the choice of hymns, the use on the weekdays of the fifth week of Lent of Preface I of the Passion of the Lord, with Preface II of the Passion of the Lord being used on the first three weekdays of Holy Week, and the authorization of the practice of covering crosses and images from the fifth Sunday of Lent onward, if the Conference of Bishops so decides. Where this practice is followed, crucifixes remain covered until the end of the Good Friday celebration of the Lord's Passion; statues remain covered until the beginning of the Easter Vigil.</text:p>
          </table:table-cell>
          <table:table-cell table:style-name="ce4"/>
          <table:table-cell table:number-columns-repeated="2"/>
        </table:table-row>
        <table:table-row table:style-name="ro26">
          <table:table-cell table:style-name="ce3" office:value-type="string">
            <text:p>The Sunday before Easter</text:p>
          </table:table-cell>
          <table:table-cell table:style-name="ce10" office:value-type="string">
            <text:p><text:span text:style-name="T39">Palm Sunday</text:span></text:p>
            <text:p><text:span text:style-name="T40">(A.K.A </text:span><text:span text:style-name="T41">Yew Sunday</text:span><text:span text:style-name="T40">)</text:span></text:p>
            <text:p><text:span text:style-name="T40">(A.K.A. </text:span><text:span text:style-name="T41">Branch Sunday</text:span><text:span text:style-name="T40">)</text:span></text:p>
          </table:table-cell>
          <table:table-cell table:style-name="ce13" office:value-type="string">
            <text:p>The feast commemorates Jesus' triumphal entry into Jerusalem, an event mentioned in all four canonical Gospels.[3]</text:p>
            <text:p/>
            <text:p>In many Christian churches, Palm Sunday includes a procession of the assembled worshipers carrying palms, representing the palm branches the crowd scattered in front of Jesus as he rode into Jerusalem. The difficulty of procuring palms in unfavorable climates led to their substitution with branches of native trees, including box, yew, willow, and olive. The Sunday was often designated by the names of these trees, as in Yew Sunday, or by the general term Branch Sunday. <text:s/></text:p>
            <text:p><text:span text:style-name="T62"/></text:p>
            <text:p><text:span text:style-name="T60">In the accounts of the four canonical Gospels, Jesus' triumphal entry into Jerusalem takes place </text:span><text:span text:style-name="T60">about a week before his Resurrection.[4][5][6][7][8]</text:span></text:p>
            <text:p><text:span text:style-name="T60"/></text:p>
            <text:p>The symbolism is captured in Zechariah 9:9 "The Coming of Zion's King – See, your king comes to you, righteous and victorious, lowly and riding on a donkey, on a colt, the foal of a donkey". </text:p>
            <text:p><text:span text:style-name="T64"/></text:p>
          </table:table-cell>
          <table:table-cell table:style-name="ce4" office:value-type="string">
            <text:p>The palm branch was a symbol of Triumph and Victory. <text:s/>In Jewish tradition, the palm is one of the Four Species carried for Sukkot, as prescribed for rejoicing at Leviticus 23:40</text:p>
          </table:table-cell>
          <table:table-cell table:number-columns-repeated="2"/>
        </table:table-row>
        <table:table-row table:style-name="ro24">
          <table:table-cell table:style-name="ce4" office:value-type="string">
            <text:p><text:span text:style-name="T11">Holy Week</text:span></text:p>
            <text:p><text:span text:style-name="T3"/></text:p>
            <text:p><text:span text:style-name="T3">(From Palm Sunday to Easter)</text:span></text:p>
          </table:table-cell>
          <table:table-cell table:style-name="ce10" office:value-type="string">
            <text:p>the <text:span text:style-name="T24">Passion</text:span></text:p>
            <text:p><text:span text:style-name="T16"/></text:p>
            <text:p><text:span text:style-name="T16">(“the suffering”)</text:span></text:p>
          </table:table-cell>
          <table:table-cell table:style-name="ce4" office:value-type="string">
            <text:p>The short final period in the life of Jesus covering his visit to Jerusalem, and leading to his execution by crucifixion, an event central to Christian beliefs. It begins with his Triumphal entry into Jerusalem and includes his Last Supper, Agony in the Garden and his arrest and trial. Those parts of the four Gospels that describe these events, as well as the non-canonical Gospel of Peter, are known as the "Passion narratives". In the liturgical calendar, the Passion is commemorated in Holy Week, beginning on Palm Sunday and ending on Easter Saturday.</text:p>
          </table:table-cell>
          <table:table-cell table:style-name="ce4" office:value-type="string">
            <text:p>The accounts of the Passion are found in the four canonical gospels, Matthew, Mark, Luke and John. Three of these, Matthew, Mark, and Luke, known as the Synoptic Gospels, give very similar accounts. The Gospel of John includes additional details.</text:p>
            <text:p><text:span text:style-name="T9"><text:s/></text:span><text:span text:style-name="T76"><text:a xlink:href="http://en.wikipedia.org/wiki/Passion_%28Christianity%29">http://en.wikipedia.org/wiki/Passion_%28Christianity%29</text:a></text:span></text:p>
          </table:table-cell>
          <table:table-cell table:number-columns-repeated="2"/>
        </table:table-row>
        <table:table-row table:style-name="ro27">
          <table:table-cell table:style-name="ce4"/>
          <table:table-cell table:style-name="ce10" office:value-type="string">
            <text:p><text:span text:style-name="T24">Holy Wednesday </text:span></text:p>
            <text:p><text:span text:style-name="T42">(A.K.A. </text:span><text:span text:style-name="T39">Spy Wednesday</text:span><text:span text:style-name="T42">)</text:span></text:p>
          </table:table-cell>
          <table:table-cell table:style-name="ce4" office:value-type="string">
            <text:p>In Western Christianity, the Wednesday before Easter is sometimes known as "Spy Wednesday", as a reference to the betrayal of Jesus by Judas Iscariot.,[2][3] indicating that it is the day that Judas Iscariot first conspired with the Sanhedrin to betray Jesus for thirty silver coins.</text:p>
          </table:table-cell>
          <table:table-cell table:style-name="ce4" office:value-type="string">
            <text:p>This event is described in the three Synoptic Gospels: Matthew 26:14-16, Mark 14:10-12, Luke 22:3-6.</text:p>
          </table:table-cell>
          <table:table-cell table:number-columns-repeated="2"/>
        </table:table-row>
        <table:table-row table:style-name="ro28">
          <table:table-cell table:style-name="ce3" office:value-type="string">
            <text:p><text:span text:style-name="T12">The evening before or early morning of Maundy Thursday, Good </text:span><text:span text:style-name="T12">Friday, and Holy Saturday, which are the last three days of Holy </text:span><text:span text:style-name="T12">Week. </text:span></text:p>
          </table:table-cell>
          <table:table-cell table:style-name="ce9" office:value-type="string">
            <text:p>Tenebrae</text:p>
          </table:table-cell>
          <table:table-cell table:style-name="ce4" office:value-type="string">
            <text:p><text:span text:style-name="T65">The distinctive ceremony of Tenebrae is the gradual extinguishing of candles while a series of </text:span><text:span text:style-name="T65">readings and psalms is chanted or recited.</text:span></text:p>
            <text:p><text:span text:style-name="T66"/></text:p>
            <text:p><text:span text:style-name="T65">In the Roman Catholic Church, "tenebrae" is the name given to the celebration, with special </text:span><text:span text:style-name="T65">ceremonies, of Matins and Lauds, the first two hours of the Divine Office, of the last three days </text:span><text:span text:style-name="T65">of Holy Week. </text:span><text:span text:style-name="T67">Originally celebrated after midnight</text:span><text:span text:style-name="T65">, by the late Middle Ages their celebration </text:span><text:span text:style-name="T65">was anticipated on the afternoon or evening of the preceding day in most places.[1]</text:span></text:p>
            <text:p><text:span text:style-name="T65"/></text:p>
            <text:p>The structure of Tenebrae is the same for all three days. The first part of the service is Matins, which in its pre-1970 form is composed of three nocturns, each consisting of three psalms, a short versicle and response, a silent Pater Noster, and three readings, each followed by a responsory. Pre-1970 Lauds consists of five psalms, a short versicle and response, and the Benedictus Gospel canticle, followed by Christus factus est, a silent Pater Noster, a devotional recitation of Psalm 50 (51), Miserere, and the appointed collect.</text:p>
            <text:p/>
            <text:p>The principal Tenebrae ceremony is the gradual extinguishing of candles upon a stand in the sanctuary called a hearse.[2] Eventually the Roman Rite settled on fifteen candles, one of which is extinguished after each of the nine psalms of Matins and the five of Lauds, gradually reducing the lighting throughout the service. The six altar candles are put out during the Benedictus, and then any remaining lights in the church. The last candle is hidden beneath the altar, ending the service in total darkness. The strepitus (Latin for "great noise"), made by slamming a book shut, banging a hymnal or breviary against the pew, or stomping on the floor, symbolizes the earthquake that followed Christ's death, although it may have originated as a simple signal to depart.[3] Following the great noise, the candle which had been hidden from view is returned to the top of the hearse, signifying the return of Christ to the world with the Resurrection, and all depart in silence.</text:p>
          </table:table-cell>
          <table:table-cell table:style-name="ce4"/>
          <table:table-cell table:number-columns-repeated="2"/>
        </table:table-row>
        <table:table-row table:style-name="ro12">
          <table:table-cell table:style-name="ce3" office:value-type="string">
            <text:p>The Thursday before Easter.</text:p>
          </table:table-cell>
          <table:table-cell table:style-name="ce3" office:value-type="string">
            <text:p><text:span text:style-name="T43">Maundy Thursday</text:span></text:p>
            <text:p><text:span text:style-name="T44">(A.K.A. </text:span><text:span text:style-name="T45">Holy Thursday</text:span><text:span text:style-name="T44">)</text:span></text:p>
            <text:p><text:span text:style-name="T44">(A.K.A. </text:span><text:span text:style-name="T45">Thursday of Mysteries</text:span><text:span text:style-name="T44">)</text:span></text:p>
          </table:table-cell>
          <table:table-cell table:style-name="ce4" office:value-type="string">
            <text:p>It commemorates the Maundy and Last Supper of Jesus Christ with the Apostles as described in the Canonical gospels.[1] It is the fifth day of Holy Week, and is preceded by Holy Wednesday and followed by Good Friday.[2] <text:s text:c="2"/></text:p>
            <text:p><text:span text:style-name="T62"/></text:p>
            <text:p><text:span text:style-name="T60">The liturgy held on the evening of Maundy Thursday initiates the Easter Triduum, the period </text:span><text:span text:style-name="T60">which commemorates the passion, death, and resurrection of Christ; this period includes Good </text:span><text:span text:style-name="T60">Friday, Holy Saturday, and ends on the evening of Easter.[1][3] The Mass or service of worship </text:span><text:span text:style-name="T60">is normally celebrated in the evening, when Friday begins according to Jewish tradition, as the </text:span><text:span text:style-name="T60">Last Supper was held on feast of Passover.[4]</text:span></text:p>
          </table:table-cell>
          <table:table-cell table:style-name="ce4"/>
          <table:table-cell table:number-columns-repeated="2"/>
        </table:table-row>
        <table:table-row table:style-name="ro3">
          <table:table-cell table:style-name="ce3" office:value-type="string">
            <text:p>The Friday before Easter.</text:p>
          </table:table-cell>
          <table:table-cell table:style-name="ce9" office:value-type="string">
            <text:p>Good Friday</text:p>
          </table:table-cell>
          <table:table-cell table:style-name="ce4" office:value-type="string">
            <text:p>Good Friday[nb 1] is a religious holiday observed primarily by Christians commemorating the crucifixion of Jesus Christ and his death at Calvary. <text:s/></text:p>
          </table:table-cell>
          <table:table-cell table:style-name="ce4" office:value-type="string">
            <text:p>John 19:42</text:p>
            <text:p><text:span text:style-name="T9"><text:s/></text:span><text:span text:style-name="T9"><text:a xlink:href="http://en.wikipedia.org/wiki/Good_Friday">http://en.wikipedia.org/wiki/Good_Friday</text:a></text:span></text:p>
          </table:table-cell>
          <table:table-cell table:number-columns-repeated="2"/>
        </table:table-row>
        <table:table-row table:style-name="ro29">
          <table:table-cell table:style-name="ce3" office:value-type="string">
            <text:p>The Saturday before Easter.</text:p>
          </table:table-cell>
          <table:table-cell table:style-name="ce9" office:value-type="string">
            <text:p><text:span text:style-name="T46">Holy Saturday </text:span></text:p>
            <text:p><text:span text:style-name="T47">(A.K.A. </text:span><text:span text:style-name="T43">Great Sabbath</text:span><text:span text:style-name="T47">) </text:span></text:p>
            <text:p><text:span text:style-name="T47">(Latin: Sabbatum Sanctum)</text:span></text:p>
          </table:table-cell>
          <table:table-cell table:style-name="ce4" office:value-type="string">
            <text:p>Holy Saturday (Latin: Sabbatum Sanctum), also known as the Great Sabbath, Black Saturday, or Easter Eve,[1] and called "Joyous Saturday" or "the Saturday of Light" among the Copts, is the day after Good Friday. It is the day before Easter and the last day of Holy Week in which Christians prepare for Easter. </text:p>
            <text:p><text:span text:style-name="T62"/></text:p>
            <text:p><text:span text:style-name="T62">It commemorates the day that Jesus Christ's body lay in the tomb.</text:span></text:p>
          </table:table-cell>
          <table:table-cell table:style-name="ce4" office:value-type="string">
            <text:p/>
            <text:p/>
            <text:p>Liturgically speaking, Holy Saturday lasts until 6pm or dusk, after which the Easter Vigil is celebrated, marking the official start of the Easter season. </text:p>
          </table:table-cell>
          <table:table-cell table:number-columns-repeated="2"/>
        </table:table-row>
        <table:table-row table:style-name="ro30">
          <table:table-cell table:style-name="ce3" office:value-type="string">
            <text:p>The period of 50 days from Easter Sunday to Pentecost Sunday.</text:p>
          </table:table-cell>
          <table:table-cell table:style-name="ce9" office:value-type="string">
            <text:p>Eastertide</text:p>
          </table:table-cell>
          <table:table-cell table:style-name="ce4" office:value-type="string">
            <text:p>It is celebrated as a single joyful feast, indeed as the "great Lord's Day".[2] Each Sunday of the season is treated as a Sunday of Easter, and, after the Sunday of the Resurrection, they are named Second Sunday of Easter, Third Sunday of Easter, etc. up to the Seventh Sunday of Easter, while the whole fifty-day period concludes with Pentecost Sunday.[3]</text:p>
            <text:p/>
            <text:p>Easter Sunday and Pentecost correspond to pre-existing Jewish feasts: The first day of Pesach (פסח) and the holiday of Shavu'ot (שבועות). In the Jewish tradition, the 49 days between these holidays are known as Counting of the Omer (ספירת העומר)‎.[4]</text:p>
            <text:p/>
            <text:p>The first eight days constitute the Octave of Easter and are celebrated as solemnities of the Lord.[5]</text:p>
            <text:p/>
            <text:p>Since 2000 the Second Sunday of Easter is also called Divine Mercy Sunday. The name "Low Sunday" for this Sunday, once common in English, is now rarely used.</text:p>
          </table:table-cell>
          <table:table-cell table:style-name="ce4"/>
          <table:table-cell table:number-columns-repeated="2"/>
        </table:table-row>
        <table:table-row table:style-name="ro31">
          <table:table-cell table:style-name="ce3" office:value-type="string">
            <text:p>First Sunday after the full Moon following the March equinox.</text:p>
            <text:p><text:span text:style-name="T8"/></text:p>
            <text:p><text:span text:style-name="T8">(Btwn. Mar 22 and Apr. 25)</text:span></text:p>
          </table:table-cell>
          <table:table-cell table:style-name="ce10" office:value-type="string">
            <text:p><text:span text:style-name="T39">Easter</text:span></text:p>
            <text:p><text:span text:style-name="T40">(Latin: </text:span><text:span text:style-name="T41">Pascha</text:span><text:span text:style-name="T40">)</text:span></text:p>
          </table:table-cell>
          <table:table-cell table:style-name="ce4" office:value-type="string">
            <text:p>Christian festival and holiday celebrating the resurrection of Jesus Christ on the third day after his crucifixion at Calvary as described in the New Testament.[2][3] Easter is the culmination of the Passion of Christ, preceded by Lent, a forty-day period of fasting, prayer, and penance. The last week of Lent is called Holy Week, and it contains the days of the Easter Triduum, including Maundy Thursday (also known as Holy Thursday), commemorating the Last Supper and its preceding foot washing,[4][5] as well as Good Friday, commemorating the crucifixion and death of Jesus.[6] Easter is followed by a fifty-day period called Eastertide, or the Easter Season, ending with Pentecost Sunday.</text:p>
            <text:p><text:span text:style-name="T62"/></text:p>
            <text:p><text:span text:style-name="T62">The rubrics [4] state that the Easter Vigil must take place in the night; it must begin after </text:span><text:span text:style-name="T62">nightfall (end of Holy Saturday) and end before dawn. The service may start with a fire and the </text:span><text:span text:style-name="T62">lighting of the new Paschal candle. In Roman Catholic and some Anglican observance, the </text:span><text:span text:style-name="T62">Mass is the first Mass since that of Maundy Thursday, and during it, the "Gloria" - which has </text:span><text:span text:style-name="T62">been absent during Lent - is used, and during that "Gloria", the church statues and icons, in </text:span><text:span text:style-name="T62">places where they are covered with </text:span><text:span text:style-name="T68">purple</text:span><text:span text:style-name="T62"> veils during Passiontide, are dramatically unveiled. </text:span><text:span text:style-name="T62">Some Anglican churches prefer to celebrate Easter and the lighting of the new Paschal candle </text:span><text:span text:style-name="T62">at dawn on Easter Day. Baptisms may take place in this service and Baptism vows are often </text:span><text:span text:style-name="T62">renewed. <text:s text:c="7"/></text:span></text:p>
            <text:p><text:span text:style-name="T62"/></text:p>
            <text:p><text:span text:style-name="T62">The New Testament teaches that the resurrection of Jesus, which Easter celebrates, is a </text:span><text:span text:style-name="T62">foundation of the Christian faith.[27] The resurrection established Jesus as the powerful Son of </text:span><text:span text:style-name="T62">God[28] and is cited as proof that God will judge the world in </text:span><text:span text:style-name="T69">righteousness</text:span><text:span text:style-name="T62">.[29][30] God has </text:span><text:span text:style-name="T62">given Christians "a new birth into a living </text:span><text:span text:style-name="T69">hope</text:span><text:span text:style-name="T62"> through the resurrection of Jesus Christ from the </text:span><text:span text:style-name="T62">dead".[31] Christians, through faith in the working of God are spiritually resurrected with Jesus </text:span><text:span text:style-name="T62">so that they may walk in a new way of life.[30][32]</text:span></text:p>
            <text:p><text:span text:style-name="T70"/></text:p>
            <text:p><text:span text:style-name="T70">Easter is linked to the Passover and Exodus from Egypt recorded in the Old Testament through </text:span><text:span text:style-name="T70">the Last Supper and crucifixion that preceded the resurrection.[20] According to the New </text:span><text:span text:style-name="T70">Testament, Jesus gave the Passover meal a new meaning, as he prepared himself and his </text:span><text:span text:style-name="T70">disciples for his death in the upper room during the Last Supper.[20] He identified the matzah </text:span><text:span text:style-name="T70">and cup of wine as his body soon to be sacrificed and his blood soon to be shed. Paul states, </text:span><text:span text:style-name="T70">"Get rid of the old yeast that you may be a new batch without yeast—as you really are. For </text:span><text:span text:style-name="T70">Christ, our Passover lamb, has been sacrificed";[33] this refers to the Passover requirement to </text:span><text:span text:style-name="T70">have no yeast in the house and to the allegory of Jesus as the Paschal lamb.[34]</text:span></text:p>
            <text:p><text:span text:style-name="T70"/></text:p>
            <text:p><text:span text:style-name="T70">One interpretation of the Gospel of John is that Jesus, as the Passover lamb, was crucified at </text:span><text:span text:style-name="T70">roughly the same time as the Passover lambs were being slain in the temple, on the afternoon </text:span><text:span text:style-name="T70">of Nisan 14.[35] The scriptural instructions specify that the lamb is to be slain "between the two </text:span><text:span text:style-name="T70">evenings", that is, at twilight. By the Roman period, however, the sacrifices were performed in </text:span><text:span text:style-name="T70">the mid-afternoon. Josephus, Jewish War 6.10.1/423 ("They sacrifice from the ninth to the </text:span><text:span text:style-name="T70">eleventh hour"). Philo, Special Laws 2.27/145 ("Many myriads of victims from noon till eventide </text:span><text:span text:style-name="T70">are offered by the whole people"). This interpretation, however, is inconsistent with the </text:span><text:span text:style-name="T70">chronology in the Synoptic Gospels. It assumes that text literally translated "the preparation of </text:span><text:span text:style-name="T70">the passover" in John 19:14 refers to Nisan 14 (Preparation Day for the Passover) and not </text:span><text:span text:style-name="T70">necessarily to Yom Shishi (Friday, Preparation Day for the Passover week Sabbath)[36] and </text:span><text:span text:style-name="T70">that the priests' desire to be ritually pure in order to "eat the passover"[37] refers to eating the </text:span><text:span text:style-name="T70">Passover lamb, not to the public offerings made during the days of Unleavened Bread.[38]</text:span></text:p>
          </table:table-cell>
          <table:table-cell table:style-name="ce4"/>
          <table:table-cell table:number-columns-repeated="2"/>
        </table:table-row>
        <table:table-row table:style-name="ro8">
          <table:table-cell table:style-name="ce3" office:value-type="string">
            <text:p>Jun. 24</text:p>
          </table:table-cell>
          <table:table-cell table:style-name="ce9" office:value-type="string">
            <text:p>Nativity of St. John the Baptist</text:p>
          </table:table-cell>
          <table:table-cell table:style-name="ce4" office:value-type="string">
            <text:p>A Christian feast day celebrating the birth of John the Baptist, a prophet who foretold the coming of the Messiah in the person of Jesus, whom he later baptised. <text:s/></text:p>
            <text:p><text:span text:style-name="T62"/></text:p>
            <text:p><text:span text:style-name="T60">In the Eastern Orthodox Church and other Eastern Christian Churches, St John the Baptist is </text:span><text:span text:style-name="T60">usually called St John the Forerunner, a title used also in the West ("Πρόδρομος" in Greek, </text:span><text:span text:style-name="T60">"Precursor" in Latin). This title indicates that the purpose of his ministry was to prepare the way </text:span><text:span text:style-name="T60">for the coming of Jesus Christ. <text:s text:c="2"/></text:span></text:p>
            <text:p><text:span text:style-name="T62"/></text:p>
            <text:p><text:span text:style-name="T60">John’s parents, Zechariah or Zachary — a Jewish priest — and Elizabeth, were without children </text:span><text:span text:style-name="T60">and both were beyond the age of child-bearing. During Zechariah's rotation to serve in the </text:span><text:span text:style-name="T60">Temple in Jerusalem, he was chosen by lot to offer incense at the Golden Altar in the Holy </text:span><text:span text:style-name="T60">Place. The Archangel Gabriel appeared to him and announced that he and his wife would give </text:span><text:span text:style-name="T60">birth to a child, and that they should name him John. However, because Zechariah did not </text:span><text:span text:style-name="T60">believe the message of Gabriel, he was rendered speechless until the time of John's birth;[2] at </text:span><text:span text:style-name="T60">that time, his relatives wanted to name the child after his father, and Zechariah wrote, "His </text:span><text:span text:style-name="T60">name is John" and could speak (Luke 1:5-25; 1:57-66). Following Zechariah's obedience to the </text:span><text:span text:style-name="T60">command of God, he was given the gift of prophecy, and foretold the future ministry of John </text:span><text:span text:style-name="T60">(Luke 1:67-79</text:span></text:p>
          </table:table-cell>
          <table:table-cell table:style-name="ce4" office:value-type="string">
            <text:p>The sole biblical account of the birth of John the Baptist comes from the Gospel of Luke. ).</text:p>
          </table:table-cell>
          <table:table-cell table:number-columns-repeated="2"/>
        </table:table-row>
        <table:table-row table:style-name="ro10">
          <table:table-cell table:style-name="ce4" office:value-type="string">
            <text:p><text:span text:style-name="T1">40th day of Easter</text:span>.</text:p>
            <text:p><text:span text:style-name="T8"/></text:p>
            <text:p><text:span text:style-name="T13">(Always occurs on a Thursday)</text:span></text:p>
            <text:p>(btwn. May 13 and June 17)</text:p>
          </table:table-cell>
          <table:table-cell table:style-name="ce3" office:value-type="string">
            <text:p><text:span text:style-name="T24">Feast of the Ascension</text:span></text:p>
            <text:p><text:span text:style-name="T1">(A.K.A. </text:span><text:span text:style-name="T48">Ascension Thursday</text:span><text:span text:style-name="T1">) </text:span></text:p>
            <text:p><text:span text:style-name="T1">(A.K.A. </text:span><text:span text:style-name="T48">Holy Thursday</text:span><text:span text:style-name="T1">)</text:span></text:p>
            <text:p><text:span text:style-name="T49">(</text:span><text:span text:style-name="T18">A.K.A. </text:span><text:span text:style-name="T19">Ascension Day</text:span><text:span text:style-name="T3">) </text:span></text:p>
          </table:table-cell>
          <table:table-cell table:style-name="ce4" office:value-type="string">
            <text:p>Commemorates the bodily Ascension of Jesus into heaven. It is one of the ecumenical <text:span text:style-name="T16">feasts</text:span> (i.e., universally celebrated) of Christian churches, ranking with the feasts of the Passion, of Easter, and Pentecost. In the Roman Catholic church it is also known as the Solemnity of the Ascension of the Lord. Ascension Day is traditionally celebrated on a Thursday, the fortieth day of Easter (following the count given in Acts 1:3), although some Roman Catholic provinces have moved the observance to the following Sunday.</text:p>
          </table:table-cell>
          <table:table-cell table:style-name="ce4" office:value-type="string">
            <text:p>Acts 1:3</text:p>
          </table:table-cell>
          <table:table-cell table:style-name="ce19" office:value-type="string">
            <text:p>The Ascension of Jesus (anglicized from the Vulgate Latin Acts 1:9-11 section title: Ascensio Iesu) is the Christian teaching found in the New Testament that the resurrected Jesus was taken up to heaven in his resurrected body, in the presence of <text:span text:style-name="T24">eleven</text:span> of his apostles, occurring <text:span text:style-name="T24">40 days </text:span>after the resurrection. In the biblical narrative, an angel tells the watching disciples that Jesus' second coming will take place in the same manner as his ascension.[1]</text:p>
          </table:table-cell>
          <table:table-cell table:style-name="ce19" office:value-type="string">
            <text:p>The canonical gospels include two brief descriptions of the Ascension of Jesus in Luke 24:50-53 and Mark 16:19. A more detailed account of Jesus' bodily Ascension into the clouds is then given in the Acts of the Apostles (1:9-11).</text:p>
          </table:table-cell>
        </table:table-row>
        <table:table-row table:style-name="ro8">
          <table:table-cell table:style-name="ce4"/>
          <table:table-cell table:style-name="ce3"/>
          <table:table-cell table:style-name="ce4" office:value-type="string">
            <text:p>The feast is always observed with an All-night vigil. The day before is the Apodosis (leave-taking) of Easter (i.e., the last day of the Feast of Easter). Ascension Thursday also commemorates the Holy Georgian Martyrs of Persia (17th–18th centuries).</text:p>
          </table:table-cell>
          <table:table-cell table:style-name="ce16" office:value-type="string">
            <text:p>The Paroemia (Old Testament readings) at Vespers on the eve of the Feast are Isaiah 2:2-3; Isaiah 62:10-63:3, 63:7-9; and Zechariah 14:1-4, 14:8-11. At the Divine Liturgy, the Epistle is Acts 1:1-12, and the Gospel is Luke 24:36-53. </text:p>
          </table:table-cell>
          <table:table-cell table:style-name="ce19" office:value-type="string">
            <text:p>The Ascension is one of the five major milestones in the gospel narrative of the life of Jesus, the others being Baptism, Transfiguration, Crucifixion, and Resurrection.</text:p>
          </table:table-cell>
          <table:table-cell table:style-name="ce19" office:value-type="string">
            <text:p>In the Gospel of Mark 16:14, after the resurrection, Jesus "was manifested unto the eleven themselves as they sat at meat" At the meal, Jesus "said unto them, Go ye into all the world, and preach the gospel to the whole creation. Following this the Ascension is described in Mark 16:19 as follows:[9]</text:p>
            <text:p><text:s text:c="4"/>"after he had spoken unto them, was received up into heaven, and sat down at the <text:span text:style-name="T24">right </text:span><text:span text:style-name="T24">hand</text:span> of God."</text:p>
            <text:p/>
            <text:p>In Luke, Jesus leads the eleven disciples to Bethany, not far from Jerusalem. Luke 24:50-52 describes the Ascension as follows:[9][10][11]</text:p>
            <text:p><text:s text:c="4"/>And he led them out until [they were] over against Bethany: and he lifted up his hands, and blessed them. And it came to pass, while he blessed them, he parted from them, and was carried up into heaven. And they worshipped him, and returned to Jerusalem with great joy.</text:p>
            <text:p/>
            <text:p>The blessing is often interpreted as a priestly act in which Jesus leaves his disciples in the care of God the Father.[10] The return to Jerusalem after the Ascension ends the Gospel of Luke where it began: Jerusalem.</text:p>
          </table:table-cell>
        </table:table-row>
        <table:table-row table:style-name="ro25">
          <table:table-cell table:style-name="ce4"/>
          <table:table-cell table:style-name="ce3"/>
          <table:table-cell table:style-name="ce4" office:value-type="string">
            <text:p>Ascension has an Afterfeast of <text:span text:style-name="T24">eight days</text:span>. The Sunday after Ascension is the Sunday of the Holy Fathers of the First Ecumenical Council at Nicaea. This council formulated the Nicene Creed up to the words, "He (Jesus) ascended into heaven, and sits at the right hand of the Father; and shall come again, with glory, to judge the living and the dead; Whose kingdom shall have no end." The Afterfeast ends on the following Friday, the Friday before Pentecost. The next day is appropriately a Saturday of the Dead (general commemoration of all faithful departed).</text:p>
          </table:table-cell>
          <table:table-cell table:style-name="ce4"/>
          <table:table-cell table:style-name="ce19"/>
          <table:table-cell table:style-name="ce19" office:value-type="string">
            <text:p>The narrative of the Acts of the Apostles begins with the account of Jesus' appearances after his resurrection and his Ascension forty days thereafter in Acts 1:9-11.[10][11] Acts 1:9-12 specifies the location of the Ascension as the "mount called Olivet" near Jerusalem.</text:p>
            <text:p/>
            <text:p>Acts 1:3 states that Jesus:</text:p>
            <text:p><text:s text:c="4"/>"showed himself alive after his passion by many proofs, appearing unto them by the space of <text:span text:style-name="T24">forty days</text:span>, and speaking the things concerning the kingdom of God"</text:p>
            <text:p/>
            <text:p>After giving a number of instructions to the apostles Acts 1:9 describes the Ascension as follows:</text:p>
            <text:p><text:s text:c="4"/>"And when he had said these things, as they were looking, he was taken up; and a <text:span text:style-name="T24">cloud</text:span> received him out of their sight."</text:p>
            <text:p/>
            <text:p>Following this two men clothed in white appear and tell the apostles that Jesus will return in the same manner as he was taken, and the apostles return to Jerusalem.[11]</text:p>
          </table:table-cell>
        </table:table-row>
        <table:table-row table:style-name="ro25">
          <table:table-cell table:style-name="ce4" office:value-type="string">
            <text:p><text:span text:style-name="T14">50 days after Easter</text:span></text:p>
            <text:p><text:span text:style-name="T4"/></text:p>
          </table:table-cell>
          <table:table-cell table:style-name="ce3" office:value-type="string">
            <text:p><text:span text:style-name="T39">Pentecost</text:span><text:span text:style-name="T42"> </text:span></text:p>
            <text:p><text:span text:style-name="T40"/></text:p>
            <text:p><text:span text:style-name="T42">("the 50th [day]")</text:span></text:p>
            <text:p><text:span text:style-name="T50">(A.K.A. </text:span><text:span text:style-name="T51">Whit Sunday</text:span><text:span text:style-name="T50">)</text:span></text:p>
          </table:table-cell>
          <table:table-cell table:style-name="ce14" office:value-type="string">
            <text:p><text:span text:style-name="T60">The Greek name for the Feast of Weeks, a prominent feast in the calendar of ancient Israel </text:span><text:span text:style-name="T60">celebrating the giving of the Law on Sinai. This feast is still celebrated as Shavuot. <text:s text:c="2"/></text:span></text:p>
            <text:p><text:span text:style-name="T62"/></text:p>
            <text:p><text:span text:style-name="T71">Among Christians, Pentecost commemorates the descent of the Holy </text:span><text:span text:style-name="T72">Spirit upon the Twelve </text:span><text:span text:style-name="T72">Apostles and other followers of Jesus as described in the Acts of the Apostles 2:1–31. For this </text:span><text:span text:style-name="T72">reason, Pentecost is sometimes described by some Christians today as the "Birthday of the </text:span><text:span text:style-name="T72">Church."</text:span></text:p>
          </table:table-cell>
          <table:table-cell table:style-name="ce4" office:value-type="string">
            <text:p>The biblical narrative of Pentecost, where the 11 Disciples of Christ (Acts 1:13, 26), along with about 109 other individuals (Acts 1:15), including many women, among whom was Mary the mother of Jesus (Acts 1:14), received the Baptism in the Holy Spirit in the Upper Room, is given in the second chapter of the Book of Acts. As recounted in Acts 2:1–6: <text:s/></text:p>
            <text:p><text:span text:style-name="T62"/></text:p>
            <text:p><text:span text:style-name="T60"><text:s text:c="3"/></text:span><text:span text:style-name="T60">And when the day of Pentecost was fully come, they were all with one accord in one place. </text:span><text:span text:style-name="T60">And suddenly there came a sound from heaven as of a rushing mighty wind, and it filled all the </text:span><text:span text:style-name="T60">house where they were sitting. And there appeared unto them cloven tongues like as of fire, </text:span><text:span text:style-name="T60">and it sat upon each of them. And they were all filled with the Holy Spirit, and began to speak </text:span><text:span text:style-name="T60">with other languages, as the Spirit gave them utterance. And there were dwelling at Jerusalem </text:span><text:span text:style-name="T60">Jews, devout men, out of every nation under heaven. Now when this was noised abroad, the </text:span><text:span text:style-name="T60">multitude came together, and were confounded, because that every man heard them speak in </text:span><text:span text:style-name="T60">his own language.</text:span></text:p>
          </table:table-cell>
          <table:table-cell table:number-columns-repeated="2"/>
        </table:table-row>
        <table:table-row table:style-name="ro14">
          <table:table-cell table:style-name="ce4"/>
          <table:table-cell table:style-name="ce3"/>
          <table:table-cell table:style-name="ce15" office:value-type="string">
            <text:p><text:span text:style-name="T73">According to Jewish tradition, Pentecost commemorates God giving the Ten Commandments at </text:span><text:span text:style-name="T73">Mount Sinai fifty days after the Exodus. The Talmud derives this from a calculation based on </text:span><text:span text:style-name="T73">Biblical Texts.[2]</text:span></text:p>
            <text:p><text:span text:style-name="T73"/></text:p>
            <text:p><text:span text:style-name="T73">The Jewish Encyclopedia points to similarities between the Christian and Jewish Pentecost, as </text:span><text:span text:style-name="T73">an outpouring of the Spirit or the giving of the Law in seventy languages. Similarly, many </text:span><text:span text:style-name="T73">consider the events of each historical Pentecost to be the birthday of each religion respectively.</text:span><text:span text:style-name="T73">[citation needed]</text:span></text:p>
            <text:p><text:span text:style-name="T73"/></text:p>
            <text:p><text:span text:style-name="T73">The same building on Mount Zion is traditionally revered by Jews as David's Tomb and by </text:span><text:span text:style-name="T73">Christians as the Cenacle (The Upper Room), and that there is a Jewish tradition that David </text:span><text:span text:style-name="T73">was born and died on Pentecost.</text:span></text:p>
          </table:table-cell>
          <table:table-cell table:style-name="ce4" office:value-type="string">
            <text:p>While those on whom the Spirit had descended were speaking in many languages, the Apostle Peter stood up with the eleven and proclaimed to the crowd that this event was the fulfillment of the prophecy ("I will pour out my spirit")[5] In Acts 2:17, it reads: "'And in the last days,' God says, 'I will pour out my spirit upon every sort of flesh, and your sons and your daughters will prophesy and your young men will see visions and your old men will dream dreams." Acts 2:41 then reports: "Then they that gladly received his word were baptized: and the same day there were added unto them about three thousand souls."[6]</text:p>
            <text:p/>
            <text:p>Peter stated that this event was the beginning of a continual outpouring that would be available to all believers from that point on, Jews and Gentiles alike. (Acts 2:39)</text:p>
          </table:table-cell>
          <table:table-cell table:number-columns-repeated="2"/>
        </table:table-row>
        <table:table-row table:style-name="ro32">
          <table:table-cell table:style-name="ce4" office:value-type="string">
            <text:p><text:span text:style-name="T15">The first Sunday after Pentecost</text:span></text:p>
            <text:p><text:span text:style-name="T9">[Western Christianity]</text:span></text:p>
            <text:p><text:span text:style-name="T8"/></text:p>
            <text:p><text:span text:style-name="T9">The Sunday of Pentecost in Eastern Christianity.</text:span></text:p>
          </table:table-cell>
          <table:table-cell table:style-name="ce9" office:value-type="string">
            <text:p>Trinity Sunday</text:p>
          </table:table-cell>
          <table:table-cell table:style-name="ce15" office:value-type="string">
            <text:p>Trinity Sunday celebrates the Christian doctrine of the Trinity, the three Persons of God: the Father, the Son, and the Holy Spirit.[1]</text:p>
            <text:p><text:span text:style-name="T62"/></text:p>
            <text:p><text:span text:style-name="T60">The Sundays following Pentecost, until Advent, are numbered from this day. In traditional </text:span><text:span text:style-name="T60">Catholic usage, the First Sunday After Pentecost is on the same day as Trinity Sunday. In the </text:span><text:span text:style-name="T60">revised Roman rite, Ordinary Time resumes one week earlier, on the Monday after Pentecost, </text:span><text:span text:style-name="T60">with the Sundays that would otherwise fall on Pentecost and Trinity Sunday omitted that year. </text:span><text:span text:style-name="T60">In the Church of England, following the pre-Reformation Sarum use, the following Sunday is the </text:span><text:span text:style-name="T60">"First Sunday after Trinity", while the Episcopal Church in the United States of America </text:span><text:span text:style-name="T60">(ECUSA) now follows the Catholic usage, calling it the Second Sunday after Pentecost. The </text:span><text:span text:style-name="T60">liturgical colour used on Trinity Sunday is white.</text:span></text:p>
          </table:table-cell>
          <table:table-cell table:style-name="ce4"/>
          <table:table-cell table:number-columns-repeated="2"/>
        </table:table-row>
        <table:table-row table:style-name="ro6">
          <table:table-cell table:style-name="ce4"/>
          <table:table-cell table:style-name="ce9"/>
          <table:table-cell table:style-name="ce15" office:value-type="string">
            <text:p>In the Catholic Church it is officially known as the Solemnity of the Most Holy Trinity. Prior to the reforms of the Second Vatican Council, it marked the end of a three-week period when church weddings were forbidden. </text:p>
          </table:table-cell>
          <table:table-cell table:style-name="ce4"/>
          <table:table-cell table:number-columns-repeated="2"/>
        </table:table-row>
        <table:table-row table:style-name="ro12">
          <table:table-cell table:style-name="ce3" office:value-type="string">
            <text:p>The Thursday after Trinity Sunday</text:p>
            <text:p><text:span text:style-name="T8"/></text:p>
            <text:p><text:span text:style-name="T8">(Btwn. May 21 and Jun. 24)</text:span></text:p>
          </table:table-cell>
          <table:table-cell table:style-name="ce9" office:value-type="string">
            <text:p><text:span text:style-name="T52">Feast of Corpus Christi</text:span></text:p>
            <text:p><text:span text:style-name="T53">(A.K.A </text:span><text:span text:style-name="T52">Corpus Domini</text:span><text:span text:style-name="T53">) </text:span></text:p>
            <text:p><text:span text:style-name="T54"/></text:p>
            <text:p><text:span text:style-name="T53">“</text:span><text:span text:style-name="T53">The Most Holy Body and Blood of Christ“</text:span></text:p>
          </table:table-cell>
          <table:table-cell table:style-name="ce15" office:value-type="string">
            <text:p>A Latin Rite liturgical solemnity celebrating the tradition and belief in the body and blood of Jesus Christ and his Real Presence in the Eucharist. It emphasizes the joy of the institution of the Eucharist, which was observed on Holy Thursday in the somber atmosphere of the nearness of Good Friday. <text:s/>Corpus Christi is primarily celebrated by the Catholic Church, but it is also included in the calendar of a few Anglican churches, most notably the Church of England.</text:p>
            <text:p/>
            <text:p>In medieval times in many parts of Europe Corpus Christi was a time for the performance of mystery plays. In Catalonia it is celebrated with the tradition of the Dancing egg, with evidence from the 16th century.</text:p>
          </table:table-cell>
          <table:table-cell table:style-name="ce4"/>
          <table:table-cell table:number-columns-repeated="2"/>
        </table:table-row>
        <table:table-row table:style-name="ro24">
          <table:table-cell table:style-name="ce3" office:value-type="string">
            <text:p>Second Monday after Pentecost until the Feast of Saints Peter and Paul.</text:p>
          </table:table-cell>
          <table:table-cell table:style-name="ce9" office:value-type="string">
            <text:p>Apostles' Fast</text:p>
            <text:p><text:span text:style-name="T55">(</text:span><text:span text:style-name="T56">A.K.A. </text:span><text:span text:style-name="T57">Fast of the Holy Apostles</text:span><text:span text:style-name="T55">)</text:span></text:p>
            <text:p><text:span text:style-name="T55">(</text:span><text:span text:style-name="T56">A.K.A. </text:span><text:span text:style-name="T57">Fast of Peter and Paul</text:span><text:span text:style-name="T55">)</text:span></text:p>
          </table:table-cell>
          <table:table-cell table:style-name="ce4" office:value-type="string">
            <text:p>A fast observed by Eastern Orthodox, Oriental Orthodox and Eastern Catholic Christians. The fast begins on the second Monday after Pentecost (the day after All Saints' Sunday) and continues until the Feast of Saints Peter and Paul on June 29, according to the Eastern Orthodox liturgical calendar.</text:p>
          </table:table-cell>
          <table:table-cell table:style-name="ce4"/>
          <table:table-cell table:number-columns-repeated="2"/>
        </table:table-row>
        <table:table-row table:style-name="ro6">
          <table:table-cell table:style-name="ce3" office:value-type="string">
            <text:p>Jun. 29</text:p>
          </table:table-cell>
          <table:table-cell table:style-name="ce9" office:value-type="string">
            <text:p>Feast of Saints Peter and Paul</text:p>
          </table:table-cell>
          <table:table-cell table:style-name="ce4" office:value-type="string">
            <text:p>In the Roman Catholic calendar of saints, it is celebrated as a solemnity. <text:s/>For Eastern Orthodox and some Eastern Catholic Christians this feast also marks the end of the Apostles' Fast (which began on the Monday following All Saints' Sunday, i.e., the second Monday after Pentecost). </text:p>
          </table:table-cell>
          <table:table-cell table:style-name="ce4"/>
          <table:table-cell table:number-columns-repeated="2"/>
        </table:table-row>
        <table:table-row table:style-name="ro33">
          <table:table-cell table:style-name="ce3" office:value-type="string">
            <text:p>19 days after Pentecost. <text:s/>(Friday) (Friday after the octave of Corpus Christi).</text:p>
          </table:table-cell>
          <table:table-cell table:style-name="ce9" office:value-type="string">
            <text:p>Sacred Heart </text:p>
            <text:p><text:span text:style-name="T53">(A.K.A </text:span><text:span text:style-name="T58">Most</text:span><text:span text:style-name="T52"> Sacred Heart of Jesus</text:span><text:span text:style-name="T53">)</text:span></text:p>
          </table:table-cell>
          <table:table-cell table:style-name="ce15" office:value-type="string">
            <text:p><text:span text:style-name="T60">The Sacred Heart (also known as Most Sacred Heart of Jesus) is one of the most widely </text:span><text:span text:style-name="T60">practiced and well-known devotions, taking Jesus' physical heart as the representation of his </text:span><text:span text:style-name="T60">divine love for humanity.</text:span></text:p>
            <text:p><text:span text:style-name="T62"/></text:p>
            <text:p><text:span text:style-name="T62">In the Roman Catholic tradition, the Sacred Heart has been closely associated with Acts of </text:span><text:span text:style-name="T62">Reparation to Jesus Christ. In his encyclical Miserentissimus Redemptor, Pope Pius XI stated: </text:span><text:span text:style-name="T62">"the spirit of expiation or reparation has always had the first and foremost place in the worship </text:span><text:span text:style-name="T62">given to the Most Sacred Heart of Jesus".[2] The Golden Arrow Prayer directly refers to the </text:span><text:span text:style-name="T62">Sacred Heart. <text:s/></text:span></text:p>
            <text:p><text:span text:style-name="T60"/></text:p>
            <text:p><text:span text:style-name="T61">The Sacred Heart is often depicted in Christian art as a flaming heart shining with divine light, </text:span><text:span text:style-name="T61">pierced by the lance-wound, encircled by the crown of thorns, surmounted by a cross and </text:span><text:span text:style-name="T61">bleeding. Sometimes the image is shown shining within the bosom of Christ with his wounded </text:span><text:span text:style-name="T61">hands pointing at the heart. </text:span><text:span text:style-name="T74">Burning bloodied heart, surmounted with cross and thorns.</text:span></text:p>
            <text:p><text:span text:style-name="T60"/></text:p>
            <text:p><text:span text:style-name="T60">Similarities found in the devotion to the Five Wounds by the Franciscans, in which the wound in </text:span><text:span text:style-name="T60">Jesus's heart figured most prominently. <text:s text:c="3"/></text:span></text:p>
            <text:p><text:span text:style-name="T61"/></text:p>
            <text:p><text:span text:style-name="T60">The most significant source for the devotion to the Sacred Heart in the form it is known today </text:span><text:span text:style-name="T60">was Visitandine Saint Margaret Mary Alacoque (1647–1690), who claimed to have received </text:span><text:span text:style-name="T60">visions of Jesus Christ. <text:s/>(the “great apparition”)</text:span></text:p>
          </table:table-cell>
          <table:table-cell table:style-name="ce4" office:value-type="string">
            <text:p>Note: 50 days + 19 days = 69 days.</text:p>
          </table:table-cell>
          <table:table-cell table:number-columns-repeated="2"/>
        </table:table-row>
        <table:table-row table:style-name="ro16">
          <table:table-cell table:style-name="ce3" office:value-type="string">
            <text:p>Aug. 6</text:p>
          </table:table-cell>
          <table:table-cell table:style-name="ce9" office:value-type="string">
            <text:p>Transfiguration of Jesus</text:p>
          </table:table-cell>
          <table:table-cell table:style-name="ce4" office:value-type="string">
            <text:p>An episode in the New Testament narrative in which Jesus is transfigured (or metamorphosed) and becomes radiant upon a mountain.</text:p>
          </table:table-cell>
          <table:table-cell table:style-name="ce4" office:value-type="string">
            <text:p>The Synoptic Gospels (Matthew 17:1–9, Mark 9:2-8, Luke 9:28–36) describe it, and 2 Peter 1:16–18 refers to it.[1]</text:p>
          </table:table-cell>
          <table:table-cell table:number-columns-repeated="2"/>
        </table:table-row>
        <table:table-row table:style-name="ro34">
          <table:table-cell table:style-name="ce4"/>
          <table:table-cell table:style-name="ce10"/>
          <table:table-cell table:style-name="ce4" office:value-type="string">
            <text:p>In these accounts, Jesus and three of his apostles go to a mountain (the Mount of Transfiguration). On the mountain, Jesus begins to <text:span text:style-name="T63">shine</text:span> with bright rays of light. Then the prophets Moses and Elijah appear next to him and he speaks with them. Jesus is then called "Son" by a voice in the sky, assumed to be God the Father, as in the Baptism of Jesus.[1]</text:p>
            <text:p/>
            <text:p>The Transfiguration is one of the miracles of Jesus in the Gospels.[2][3][4] This miracle is unique among others that appear in the Canonical gospels, in that the miracle happens to Jesus himself.[5] Thomas Aquinas considered the Transfiguration "the greatest miracle" in that it complemented baptism and showed the perfection of life in Heaven.[6] The Transfiguration is one of the five major milestones in the gospel narrative of the life of Jesus, the others being Baptism, Crucifixion, Resurrection, and Ascension.[7][8]</text:p>
            <text:p/>
            <text:p>In Christian teachings, the Transfiguration is a pivotal moment, and the setting on the mountain is presented as the point where human nature meets God: the meeting place for the temporal and the eternal, with Jesus himself as the connecting point, acting as the bridge between heaven and earth.[9]</text:p>
          </table:table-cell>
          <table:table-cell table:style-name="ce17" office:value-type="string">
            <text:p><text:span text:style-name="T77">In the Gospels, Jesus takes </text:span><text:span text:style-name="T77"><text:a xlink:href="http://en.wikipedia.org/wiki/Saint_Peter">Peter</text:a></text:span><text:span text:style-name="T77">, </text:span><text:span text:style-name="T77"><text:a xlink:href="http://en.wikipedia.org/wiki/James,_son_of_Zebedee">James, son of Zebedee</text:a></text:span><text:span text:style-name="T77"> and </text:span><text:span text:style-name="T77"><text:a xlink:href="http://en.wikipedia.org/wiki/John_the_Apostle">John the Apostle</text:a></text:span><text:span text:style-name="T77"> with him and </text:span><text:span text:style-name="T77">goes up to a mountain, which is not named. Once on the mountain, Matthew (17:2) states that </text:span><text:span text:style-name="T77">Jesus "was transfigured before them; his face shining as the sun, and his garments became </text:span><text:span text:style-name="T77">white as the light." At that point the prophets </text:span><text:span text:style-name="T77"><text:a xlink:href="http://en.wikipedia.org/wiki/Elijah">Elijah</text:a></text:span><text:span text:style-name="T77"> and </text:span><text:span text:style-name="T77"><text:a xlink:href="http://en.wikipedia.org/wiki/Moses">Moses</text:a></text:span><text:span text:style-name="T77"> appear and Jesus begins to talk </text:span><text:span text:style-name="T77">to them.</text:span><text:span text:style-name="T77"><text:a xlink:href="http://en.wikipedia.org/wiki/Transfiguration_of_Jesus#cite_note-Lee21-1">[1]</text:a></text:span><text:span text:style-name="T77"> Luke is specific in describing Jesus in a state of glory, with Luke 9:32 referring to </text:span><text:span text:style-name="T77">"they saw his glory".</text:span><text:span text:style-name="T77"><text:a xlink:href="http://en.wikipedia.org/wiki/Transfiguration_of_Jesus#cite_note-Lee72-13">[13]</text:a></text:span><text:span text:style-name="T77"> </text:span></text:p>
            <text:p><text:span text:style-name="T77"/></text:p>
            <text:p><text:span text:style-name="T77"/></text:p>
            <text:p><text:span text:style-name="T77"/></text:p>
            <text:p><text:span text:style-name="T77"><text:s/></text:span><text:span text:style-name="T77"><text:a xlink:href="http://en.wikipedia.org/wiki/Transfiguration_of_Jesus">http://en.wikipedia.org/wiki/Transfiguration_of_Jesus</text:a></text:span></text:p>
          </table:table-cell>
          <table:table-cell table:number-columns-repeated="2"/>
        </table:table-row>
        <table:table-row table:style-name="ro27">
          <table:table-cell table:style-name="ce3" office:value-type="string">
            <text:p>Aug. 15</text:p>
          </table:table-cell>
          <table:table-cell table:style-name="ce9" office:value-type="string">
            <text:p><text:span text:style-name="T34">Dormition of the Theotokos</text:span></text:p>
            <text:p><text:span text:style-name="T59">(A.K.A. </text:span><text:span text:style-name="T41">Feast of the Dormition</text:span><text:span text:style-name="T59">)</text:span></text:p>
          </table:table-cell>
          <table:table-cell table:style-name="ce4" office:value-type="string">
            <text:p>Commemorates the "falling asleep" or death of the Theotokos (Mary, the mother of Jesus; literally translated as God-bearer), and her bodily resurrection before being taken up into heaven.</text:p>
          </table:table-cell>
          <table:table-cell table:style-name="ce4"/>
          <table:table-cell table:number-columns-repeated="2"/>
        </table:table-row>
        <table:table-row table:style-name="ro6">
          <table:table-cell table:style-name="ce4"/>
          <table:table-cell table:style-name="ce10"/>
          <table:table-cell table:style-name="ce4" office:value-type="string">
            <text:p>The Feast of the Dormition is preceded by a<text:span text:style-name="T24"> two-week</text:span> fast, referred to as the Dormition Fast. From August 1 to August 14 (inclusive) Orthodox and Eastern Catholics fast from red meat, poultry, meat products, dairy products (eggs and milk products), fish, oil, and wine.</text:p>
          </table:table-cell>
          <table:table-cell table:style-name="ce4"/>
          <table:table-cell table:number-columns-repeated="2"/>
        </table:table-row>
        <table:table-row table:style-name="ro25">
          <table:table-cell table:style-name="ce4"/>
          <table:table-cell table:style-name="ce10"/>
          <table:table-cell table:style-name="ce4" office:value-type="string">
            <text:p>In Orthodoxy and Catholicism, in the language of the scripture, death is often called a "sleeping" or "falling asleep" (Greek κοίμησις; whence κοιμητήριον &gt; coemetērium &gt; cemetery, a place of sleeping). A prominent example of this is the name of this feast; another is the Dormition of Anna, Mary's mother. According to Orthodox and Eastern Catholic tradition Mary, having spent her life after Pentecost supporting and serving the nascent Church, was living in the house of the Apostle John, in Jerusalem, when the Archangel Gabriel revealed to her that her death would occur<text:span text:style-name="T24"> three days</text:span> later. The apostles, scattered throughout the world, are said to have been miraculously transported to be at her side when she died. The sole exception was Thomas, who had been delayed. He is said to have arrived<text:span text:style-name="T24"> three days</text:span> after her death in a <text:span text:style-name="T24">cloud</text:span> above her tomb is said to have seen her body leaving to heaven, he asked her "Where are you going, O Holy One?" and then she took off her girdle and gave it to him and said "Receive this my friend" then she disappeared.[2] Thomas was taken to his fellow Apostles and asked to see her grave so that he could bid her goodbye. Mary had been buried in Gethsemane, according to her request. When they arrived at the grave, her body was gone, leaving a <text:span text:style-name="T24">sweet</text:span> fragrance. An apparition is said to have confirmed that Christ had taken her body to heaven after <text:span text:style-name="T24">three days</text:span> to be reunited with her soul. Orthodox theology teaches that the Theotokos has already undergone the bodily resurrection which all will experience at the Second coming, and stands in heaven in that glorified state which the other righteous ones will only enjoy after the Last Judgment.[3]</text:p>
          </table:table-cell>
          <table:table-cell table:style-name="ce4"/>
          <table:table-cell table:number-columns-repeated="2"/>
        </table:table-row>
        <table:table-row table:style-name="ro16">
          <table:table-cell table:style-name="ce4"/>
          <table:table-cell table:style-name="ce3"/>
          <table:table-cell table:style-name="ce4" office:value-type="string">
            <text:p>The first day of the Dormition Fast is a feast day called the Procession of the Cross (August 1), on which day it is customary to have a crucession and perform the Lesser Sanctification of Water.</text:p>
          </table:table-cell>
          <table:table-cell table:style-name="ce4"/>
          <table:table-cell table:number-columns-repeated="2"/>
        </table:table-row>
        <table:table-row table:style-name="ro17">
          <table:table-cell table:style-name="ce3" office:value-type="string">
            <text:p>Aug. 29</text:p>
          </table:table-cell>
          <table:table-cell table:style-name="ce9" office:value-type="string">
            <text:p>Beheading of St John the Baptist</text:p>
          </table:table-cell>
          <table:table-cell table:style-name="ce4" office:value-type="string">
            <text:p>According to the Synoptic Gospels, Herod, who was tetrarch or sub-king of Judea under the Roman Empire, had imprisoned John the Baptist because he reproved Herod for divorcing his wife (Phasaelis), and unlawfully taking Herodias, the wife of his brother Herod Philip I. On Herod's birthday, Herodias' daughter (traditionally named Salome) danced before the king and his guests. Her dancing pleased Herod so much that in his drunkenness he promised to give her anything she desired,<text:span text:style-name="T24"> up to half </text:span>of his kingdom. When the daughter asked her mother what she should request, she was told to ask for the head of John the Baptist on a platter. Although Herod was appalled by the request, he reluctantly agreed and had John executed in the prison.[1]</text:p>
          </table:table-cell>
          <table:table-cell table:style-name="ce18"/>
          <table:table-cell table:number-columns-repeated="2"/>
        </table:table-row>
        <table:table-row table:style-name="ro35" table:number-rows-repeated="58">
          <table:table-cell table:style-name="ce7"/>
          <table:table-cell table:style-name="ce12"/>
          <table:table-cell table:style-name="ce7" table:number-columns-repeated="2"/>
          <table:table-cell table:number-columns-repeated="2"/>
        </table:table-row>
        <table:table-row table:style-name="ro2" table:number-rows-repeated="27">
          <table:table-cell table:style-name="ce7" table:number-columns-repeated="4"/>
          <table:table-cell table:number-columns-repeated="2"/>
        </table:table-row>
        <table:table-row table:style-name="ro1" table:number-rows-repeated="9">
          <table:table-cell table:style-name="ce8" table:number-columns-repeated="4"/>
          <table:table-cell table:number-columns-repeated="2"/>
        </table:table-row>
        <table:table-row table:style-name="ro1" table:number-rows-repeated="1048410">
          <table:table-cell table:number-columns-repeated="6"/>
        </table:table-row>
        <table:table-row table:style-name="ro1">
          <table:table-cell table:number-columns-repeated="6"/>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13"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08:00:07</meta:creation-date>
    <dc:date>2013-05-04T19:12:22</dc:date>
    <meta:editing-duration>P2DT15H2M7S</meta:editing-duration>
    <meta:editing-cycles>35</meta:editing-cycles>
    <meta:generator>LibreOffice/3.5$Linux_X86_64 LibreOffice_project/350m1$Build-403</meta:generator>
    <dc:creator>Ryan </dc:creator>
    <meta:printed-by>Ryan </meta:printed-by>
    <meta:print-date>2013-05-04T18:51:08</meta:print-date>
    <meta:document-statistic meta:table-count="3" meta:cell-count="177" meta:object-count="0"/>
  </office:meta>
</office:document-meta>
</file>